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45cb" officeooo:paragraph-rsid="001c45cb"/>
    </style:style>
    <style:style style:name="P2" style:family="paragraph" style:parent-style-name="Standard">
      <style:paragraph-properties fo:text-align="start" style:justify-single-word="false"/>
      <style:text-properties fo:font-style="italic" fo:font-weight="bold" officeooo:rsid="001d506d" officeooo:paragraph-rsid="001d506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fo:line-height="0.42cm"/>
      <style:text-properties fo:color="#d4d4d4" style:font-name="Droid Sans Mono" fo:font-size="10.5pt" fo:font-weight="normal" officeooo:rsid="0030cead" officeooo:paragraph-rsid="0030cead" fo:background-color="#1e1e1e"/>
    </style:style>
    <style:style style:name="P5" style:family="paragraph" style:parent-style-name="Standard">
      <style:paragraph-properties fo:line-height="0.42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fo:line-height="0.45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fo:line-height="0.45cm"/>
      <style:text-properties fo:color="#d4d4d4" style:font-name="Droid Sans Mono" fo:font-size="10.5pt" fo:font-weight="normal" officeooo:paragraph-rsid="00355d40" fo:background-color="#1e1e1e"/>
    </style:style>
    <style:style style:name="P8" style:family="paragraph" style:parent-style-name="Standard">
      <style:paragraph-properties style:line-height-at-least="0.503cm"/>
      <style:text-properties fo:color="#d4d4d4" fo:background-color="#1e1e1e"/>
    </style:style>
    <style:style style:name="P9" style:family="paragraph" style:parent-style-name="Standard">
      <style:paragraph-properties fo:line-height="0.45cm"/>
      <style:text-properties fo:color="#d4d4d4" fo:background-color="#1e1e1e"/>
    </style:style>
    <style:style style:name="P10" style:family="paragraph" style:parent-style-name="Standard">
      <style:paragraph-properties fo:line-height="0.42cm"/>
      <style:text-properties fo:color="#d4d4d4" fo:background-color="#1e1e1e"/>
    </style:style>
    <style:style style:name="P11" style:family="paragraph" style:parent-style-name="Standard">
      <style:paragraph-properties fo:line-height="0.45cm"/>
    </style:style>
    <style:style style:name="P12" style:family="paragraph" style:parent-style-name="Text_20_body">
      <style:paragraph-properties fo:margin-top="0cm" fo:margin-bottom="0cm" loext:contextual-spacing="true"/>
      <style:text-properties fo:font-size="10pt" officeooo:rsid="00200e91" officeooo:paragraph-rsid="00200e91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true"/>
      <style:text-properties fo:font-size="10pt" officeooo:rsid="0022959d" officeooo:paragraph-rsid="0022959d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true"/>
      <style:text-properties fo:font-size="10pt" fo:font-weight="normal" officeooo:rsid="0023a70c" officeooo:paragraph-rsid="00251f7c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loext:contextual-spacing="true"/>
      <style:text-properties fo:font-size="10pt" fo:font-style="normal" fo:font-weight="normal" officeooo:rsid="0023a70c" officeooo:paragraph-rsid="002dc069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true"/>
      <style:text-properties fo:font-size="10pt" fo:font-style="normal" fo:font-weight="normal" officeooo:rsid="0023a70c" officeooo:paragraph-rsid="0033b72c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true"/>
      <style:text-properties fo:font-size="10pt" fo:font-style="normal" fo:font-weight="normal" officeooo:rsid="0023a70c" officeooo:paragraph-rsid="00355d40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paragraph-properties fo:margin-top="0cm" fo:margin-bottom="0cm" loext:contextual-spacing="true" fo:text-align="justify" style:justify-single-word="false"/>
      <style:text-properties fo:font-size="10pt" fo:font-style="normal" fo:font-weight="normal" officeooo:rsid="0023a70c" officeooo:paragraph-rsid="002ae08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true" fo:text-align="justify" style:justify-single-word="false"/>
      <style:text-properties fo:font-size="10pt" fo:font-style="normal" fo:font-weight="normal" officeooo:rsid="0023a70c" officeooo:paragraph-rsid="0027304e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true" fo:text-align="justify" style:justify-single-word="false"/>
      <style:text-properties fo:font-size="10pt" fo:font-style="normal" fo:font-weight="normal" officeooo:rsid="0023a70c" officeooo:paragraph-rsid="0030cead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style:paragraph-properties fo:margin-top="0cm" fo:margin-bottom="0cm" loext:contextual-spacing="true" fo:text-align="justify" style:justify-single-word="false"/>
      <style:text-properties fo:font-size="10pt" fo:font-style="normal" fo:font-weight="normal" officeooo:rsid="0023a70c" officeooo:paragraph-rsid="0033b72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style:paragraph-properties fo:margin-top="0cm" fo:margin-bottom="0cm" loext:contextual-spacing="true" fo:text-align="justify" style:justify-single-word="false"/>
      <style:text-properties fo:font-size="10pt" fo:font-style="normal" fo:font-weight="normal" officeooo:rsid="0023a70c" officeooo:paragraph-rsid="00355d4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top="0cm" fo:margin-bottom="0cm" loext:contextual-spacing="true"/>
      <style:text-properties fo:font-size="12pt" fo:font-style="normal" fo:font-weight="normal" officeooo:rsid="00251f7c" officeooo:paragraph-rsid="00251f7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true" fo:text-align="justify" style:justify-single-word="false"/>
      <style:text-properties fo:font-size="12pt" fo:font-style="normal" fo:font-weight="normal" officeooo:rsid="002ae087" officeooo:paragraph-rsid="002ae08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true"/>
      <style:text-properties fo:font-size="12pt" fo:font-style="normal" fo:font-weight="normal" officeooo:rsid="002ae087" officeooo:paragraph-rsid="002ae08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true" fo:text-align="justify" style:justify-single-word="false"/>
      <style:text-properties fo:font-size="12pt" fo:font-style="normal" fo:font-weight="normal" officeooo:rsid="002ae087" officeooo:paragraph-rsid="002ae08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true"/>
      <style:text-properties fo:font-size="12pt" fo:font-style="normal" fo:font-weight="normal" officeooo:rsid="002bc845" officeooo:paragraph-rsid="002bc84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true"/>
      <style:text-properties fo:font-size="12pt" fo:font-style="normal" fo:font-weight="normal" officeooo:rsid="002bc5bb" officeooo:paragraph-rsid="002bc5b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true"/>
      <style:text-properties fo:font-size="12pt" fo:font-style="normal" fo:font-weight="normal" officeooo:rsid="0030d036" officeooo:paragraph-rsid="0030d03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true" fo:text-align="justify" style:justify-single-word="false"/>
      <style:text-properties fo:font-size="12pt" fo:font-style="normal" fo:font-weight="normal" officeooo:rsid="0030d036" officeooo:paragraph-rsid="0030d03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true"/>
      <style:text-properties fo:font-size="12pt" fo:font-style="normal" fo:font-weight="normal" officeooo:rsid="0022959d" officeooo:paragraph-rsid="0033b72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top="0cm" fo:margin-bottom="0cm" loext:contextual-spacing="true" fo:text-align="justify" style:justify-single-word="false"/>
      <style:text-properties fo:font-size="12pt" fo:font-style="normal" fo:font-weight="normal" officeooo:rsid="0027304e" officeooo:paragraph-rsid="0027304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true"/>
      <style:text-properties fo:font-size="11pt" officeooo:rsid="00200e91" officeooo:paragraph-rsid="00200e91" style:font-size-asian="11pt" style:font-size-complex="11pt"/>
    </style:style>
    <style:style style:name="P34" style:family="paragraph" style:parent-style-name="Text_20_body">
      <style:paragraph-properties fo:margin-top="0cm" fo:margin-bottom="0cm" loext:contextual-spacing="true"/>
      <style:text-properties fo:font-size="11pt" fo:font-weight="normal" officeooo:rsid="0023a70c" officeooo:paragraph-rsid="0023a70c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margin-top="0cm" fo:margin-bottom="0cm" loext:contextual-spacing="true"/>
      <style:text-properties fo:font-size="11pt" fo:font-weight="normal" officeooo:rsid="00290c95" officeooo:paragraph-rsid="00290c95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margin-top="0cm" fo:margin-bottom="0cm" loext:contextual-spacing="true"/>
      <style:text-properties fo:font-size="11pt" fo:font-style="normal" fo:font-weight="normal" officeooo:rsid="00251f7c" officeooo:paragraph-rsid="00251f7c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true"/>
      <style:text-properties fo:font-size="11pt" fo:font-style="normal" fo:font-weight="normal" officeooo:rsid="0027304e" officeooo:paragraph-rsid="0027304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true"/>
      <style:text-properties fo:font-size="11pt" fo:font-style="normal" fo:font-weight="normal" officeooo:rsid="0026c838" officeooo:paragraph-rsid="0026c838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margin-top="0cm" fo:margin-bottom="0cm" loext:contextual-spacing="true" fo:line-height="0.45cm" fo:text-align="justify" style:justify-single-word="false"/>
      <style:text-properties style:use-window-font-color="true" style:font-name="Liberation Serif" fo:font-size="10pt" fo:font-style="normal" fo:font-weight="normal" officeooo:rsid="0023a70c" officeooo:paragraph-rsid="0036c09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true"/>
      <style:text-properties fo:font-size="11pt" fo:font-style="normal" fo:font-weight="normal" officeooo:rsid="0027304e" officeooo:paragraph-rsid="002ae087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true"/>
      <style:text-properties fo:font-size="11pt" fo:font-style="normal" fo:font-weight="normal" officeooo:rsid="0027304e" officeooo:paragraph-rsid="0030cead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true"/>
      <style:text-properties fo:font-size="11pt" fo:font-style="normal" fo:font-weight="normal" officeooo:rsid="0027304e" officeooo:paragraph-rsid="002bc845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true" fo:line-height="0.42cm"/>
      <style:text-properties fo:color="#d4d4d4" style:font-name="Droid Sans Mono" fo:font-size="10.5pt" fo:font-style="normal" fo:font-weight="normal" officeooo:rsid="0027304e" officeooo:paragraph-rsid="002bc845" fo:background-color="#1e1e1e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true" fo:line-height="0.42cm"/>
      <style:text-properties fo:color="#d4d4d4" style:font-name="Droid Sans Mono" fo:font-size="10.5pt" fo:font-style="normal" fo:font-weight="normal" officeooo:rsid="0027304e" officeooo:paragraph-rsid="0030cead" fo:background-color="#1e1e1e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true"/>
      <style:text-properties fo:color="#d4d4d4" style:font-name="Droid Sans Mono" fo:font-size="10.5pt" fo:font-style="normal" fo:font-weight="normal" officeooo:rsid="0030d036" officeooo:paragraph-rsid="0030d036" fo:background-color="#1e1e1e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true" fo:line-height="0.45cm"/>
      <style:text-properties fo:color="#d4d4d4" style:font-name="Droid Sans Mono" fo:font-size="10.5pt" fo:font-style="normal" fo:font-weight="normal" officeooo:rsid="00355d40" officeooo:paragraph-rsid="00355d40" fo:background-color="#1e1e1e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true" fo:line-height="0.45cm"/>
      <style:text-properties fo:color="#d4d4d4" style:font-name="Droid Sans Mono" fo:font-size="10.5pt" fo:font-style="normal" fo:font-weight="normal" officeooo:rsid="0036c090" officeooo:paragraph-rsid="0036c090" fo:background-color="#1e1e1e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true" fo:line-height="0.42cm"/>
      <style:text-properties fo:color="#d4d4d4" style:font-name="Droid Sans Mono" fo:font-size="10.5pt" fo:font-weight="normal" fo:background-color="#1e1e1e"/>
    </style:style>
    <style:style style:name="P49" style:family="paragraph" style:parent-style-name="Standard">
      <style:paragraph-properties fo:margin-top="0cm" fo:margin-bottom="0cm" loext:contextual-spacing="true" fo:line-height="0.42cm"/>
      <style:text-properties fo:color="#d4d4d4" style:font-name="Droid Sans Mono" fo:font-size="10.5pt" fo:font-weight="normal" officeooo:paragraph-rsid="002dc069" fo:background-color="#1e1e1e"/>
    </style:style>
    <style:style style:name="P50" style:family="paragraph" style:parent-style-name="Standard">
      <style:paragraph-properties fo:margin-top="0cm" fo:margin-bottom="0cm" loext:contextual-spacing="true" fo:line-height="0.45cm"/>
      <style:text-properties fo:color="#d4d4d4" style:font-name="Droid Sans Mono" fo:font-size="10.5pt" fo:font-weight="normal" fo:background-color="#1e1e1e"/>
    </style:style>
    <style:style style:name="P51" style:family="paragraph" style:parent-style-name="Standard">
      <style:paragraph-properties fo:margin-top="0cm" fo:margin-bottom="0cm" loext:contextual-spacing="true" fo:line-height="0.45cm"/>
      <style:text-properties fo:color="#d4d4d4" style:font-name="Droid Sans Mono" fo:font-size="10.5pt" fo:font-weight="normal" officeooo:paragraph-rsid="0033b72c" fo:background-color="#1e1e1e"/>
    </style:style>
    <style:style style:name="P52" style:family="paragraph" style:parent-style-name="Standard">
      <style:paragraph-properties fo:margin-top="0cm" fo:margin-bottom="0cm" loext:contextual-spacing="true" fo:line-height="0.45cm"/>
      <style:text-properties fo:color="#d4d4d4" style:font-name="Droid Sans Mono" fo:font-size="10.5pt" fo:font-weight="normal" officeooo:paragraph-rsid="00355d40" fo:background-color="#1e1e1e"/>
    </style:style>
    <style:style style:name="P53" style:family="paragraph" style:parent-style-name="Standard">
      <style:paragraph-properties fo:margin-top="0cm" fo:margin-bottom="0cm" loext:contextual-spacing="true" fo:line-height="0.45cm"/>
      <style:text-properties fo:color="#d4d4d4" fo:background-color="#1e1e1e"/>
    </style:style>
    <style:style style:name="P54" style:family="paragraph" style:parent-style-name="Standard">
      <style:paragraph-properties fo:margin-top="0cm" fo:margin-bottom="0cm" loext:contextual-spacing="true"/>
      <style:text-properties fo:font-size="12pt" fo:font-style="normal" fo:font-weight="normal" officeooo:rsid="002ae087" officeooo:paragraph-rsid="0030cea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true"/>
      <style:text-properties fo:font-size="12pt" fo:font-style="normal" fo:font-weight="normal" officeooo:rsid="0032f988" officeooo:paragraph-rsid="0032f988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true" fo:line-height="0.45cm" fo:text-align="justify" style:justify-single-word="false"/>
      <style:text-properties style:use-window-font-color="true" style:font-name="Liberation Serif" fo:font-size="12pt" fo:font-style="normal" fo:font-weight="normal" officeooo:rsid="00355d40" officeooo:paragraph-rsid="00355d4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true" fo:line-height="0.45cm"/>
      <style:text-properties style:use-window-font-color="true" style:font-name="Liberation Serif" fo:font-size="12pt" fo:font-style="normal" fo:font-weight="normal" officeooo:rsid="0036c090" officeooo:paragraph-rsid="0036c09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true" fo:line-height="0.45cm" fo:text-align="justify" style:justify-single-word="false"/>
      <style:text-properties style:use-window-font-color="true" style:font-name="Liberation Serif" fo:font-size="12pt" fo:font-style="normal" fo:font-weight="normal" officeooo:rsid="0036c090" officeooo:paragraph-rsid="0036c09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true" fo:line-height="0.45cm" fo:text-align="justify" style:justify-single-word="false"/>
      <style:text-properties style:use-window-font-color="true" style:font-name="Liberation Serif" fo:font-size="12pt" fo:font-weight="normal" officeooo:paragraph-rsid="00355d40" fo:background-color="transparent"/>
    </style:style>
    <style:style style:name="P60" style:family="paragraph" style:parent-style-name="Standard">
      <style:paragraph-properties fo:margin-top="0cm" fo:margin-bottom="0cm" loext:contextual-spacing="true" fo:line-height="0.45cm" fo:text-align="justify" style:justify-single-word="false"/>
      <style:text-properties style:use-window-font-color="true" style:font-name="Liberation Serif" fo:font-size="12pt" fo:font-weight="normal" officeooo:rsid="00355d40" officeooo:paragraph-rsid="00355d40" fo:background-color="transparent" style:font-size-asian="10.5pt" style:font-size-complex="12pt"/>
    </style:style>
    <style:style style:name="P61" style:family="paragraph" style:parent-style-name="Standard">
      <style:paragraph-properties fo:margin-top="0cm" fo:margin-bottom="0cm" loext:contextual-spacing="true" fo:line-height="0.45cm" fo:text-align="justify" style:justify-single-word="false"/>
      <style:text-properties style:use-window-font-color="true" style:font-name="Liberation Serif" fo:font-size="12pt" fo:font-weight="normal" officeooo:rsid="0036c090" officeooo:paragraph-rsid="0036c090" fo:background-color="transparent" style:font-size-asian="10.5pt" style:font-size-complex="12pt"/>
    </style:style>
    <style:style style:name="P62" style:family="paragraph" style:parent-style-name="Standard">
      <style:paragraph-properties fo:margin-top="0cm" fo:margin-bottom="0cm" loext:contextual-spacing="true" fo:line-height="0.45cm"/>
      <style:text-properties fo:color="#569cd6" style:font-name="Droid Sans Mono" fo:font-size="10.5pt" fo:font-style="normal" fo:font-weight="normal" officeooo:rsid="00251f7c" officeooo:paragraph-rsid="00251f7c" fo:background-color="#1e1e1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true" fo:line-height="0.45cm"/>
      <style:text-properties fo:color="#569cd6" style:font-name="Droid Sans Mono" fo:font-size="10.5pt" fo:font-style="normal" fo:font-weight="normal" officeooo:rsid="0026c838" officeooo:paragraph-rsid="0026c838" fo:background-color="#1e1e1e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true" fo:line-height="0.45cm"/>
      <style:text-properties fo:color="#569cd6" style:font-name="Droid Sans Mono" fo:font-size="10.5pt" fo:font-style="normal" fo:font-weight="normal" officeooo:rsid="0027304e" officeooo:paragraph-rsid="0027304e" fo:background-color="#1e1e1e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true" fo:line-height="0.45cm"/>
    </style:style>
    <style:style style:name="P66" style:family="paragraph" style:parent-style-name="Standard">
      <style:paragraph-properties fo:margin-top="0cm" fo:margin-bottom="0cm" loext:contextual-spacing="true" fo:line-height="0.45cm" fo:text-align="justify" style:justify-single-word="false"/>
      <style:text-properties fo:color="#9cdcfe" style:font-name="Droid Sans Mono" fo:font-size="10.5pt" fo:font-weight="normal" officeooo:rsid="00355d40" officeooo:paragraph-rsid="00355d40" fo:background-color="#1e1e1e"/>
    </style:style>
    <style:style style:name="P67" style:family="paragraph" style:parent-style-name="Standard">
      <style:paragraph-properties fo:margin-top="0cm" fo:margin-bottom="0cm" loext:contextual-spacing="true" fo:line-height="0.42cm" fo:break-before="page"/>
      <style:text-properties fo:color="#d4d4d4" style:font-name="Droid Sans Mono" fo:font-size="10.5pt" fo:font-style="normal" fo:font-weight="normal" officeooo:rsid="0027304e" officeooo:paragraph-rsid="002ae087" fo:background-color="#1e1e1e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true" fo:break-before="page"/>
      <style:text-properties fo:color="#d4d4d4" style:font-name="Droid Sans Mono" fo:font-size="10.5pt" fo:font-weight="normal" officeooo:rsid="0022959d" officeooo:paragraph-rsid="0022959d" fo:background-color="#1e1e1e" style:font-size-asian="10pt" style:font-size-complex="10pt"/>
    </style:style>
    <style:style style:name="P69" style:family="paragraph" style:parent-style-name="Text_20_body">
      <style:text-properties officeooo:rsid="001c45cb" officeooo:paragraph-rsid="001c45cb"/>
    </style:style>
    <style:style style:name="P70" style:family="paragraph" style:parent-style-name="Text_20_body">
      <style:text-properties officeooo:rsid="001c45cb" officeooo:paragraph-rsid="00474cf4"/>
    </style:style>
    <style:style style:name="P71" style:family="paragraph" style:parent-style-name="Text_20_body">
      <style:text-properties officeooo:paragraph-rsid="001c45cb"/>
    </style:style>
    <style:style style:name="P72" style:family="paragraph" style:parent-style-name="Text_20_body">
      <style:text-properties officeooo:rsid="001d506d" officeooo:paragraph-rsid="001d506d"/>
    </style:style>
    <style:style style:name="P73" style:family="paragraph" style:parent-style-name="Text_20_body">
      <style:text-properties fo:font-weight="bold" officeooo:rsid="001d506d" officeooo:paragraph-rsid="001d506d" style:font-weight-asian="bold" style:font-weight-complex="bold"/>
    </style:style>
    <style:style style:name="P74" style:family="paragraph" style:parent-style-name="Text_20_body">
      <style:text-properties fo:font-weight="bold" officeooo:rsid="0023a70c" officeooo:paragraph-rsid="00251f7c" style:font-weight-asian="bold" style:font-weight-complex="bold"/>
    </style:style>
    <style:style style:name="P75" style:family="paragraph" style:parent-style-name="Text_20_body">
      <style:text-properties fo:font-style="italic" fo:font-weight="bold" officeooo:rsid="001e7ad0" officeooo:paragraph-rsid="001e7ad0" style:font-style-asian="italic" style:font-weight-asian="bold" style:font-style-complex="italic" style:font-weight-complex="bold"/>
    </style:style>
    <style:style style:name="P76" style:family="paragraph" style:parent-style-name="Text_20_body">
      <style:paragraph-properties fo:text-align="justify" style:justify-single-word="false"/>
      <style:text-properties fo:font-style="italic" fo:font-weight="bold" officeooo:rsid="00251f7c" officeooo:paragraph-rsid="00251f7c" style:font-style-asian="italic" style:font-weight-asian="bold" style:font-style-complex="italic" style:font-weight-complex="bold"/>
    </style:style>
    <style:style style:name="P77" style:family="paragraph" style:parent-style-name="Text_20_body">
      <style:paragraph-properties fo:text-align="justify" style:justify-single-word="false"/>
      <style:text-properties fo:font-style="italic" fo:font-weight="bold" officeooo:rsid="0026c838" officeooo:paragraph-rsid="0026c838" style:font-style-asian="italic" style:font-weight-asian="bold" style:font-style-complex="italic" style:font-weight-complex="bold"/>
    </style:style>
    <style:style style:name="P78" style:family="paragraph" style:parent-style-name="Text_20_body">
      <style:text-properties officeooo:rsid="001fcbef" officeooo:paragraph-rsid="001fcbef"/>
    </style:style>
    <style:style style:name="P79" style:family="paragraph" style:parent-style-name="Text_20_body">
      <style:paragraph-properties fo:text-align="justify" style:justify-single-word="false"/>
      <style:text-properties officeooo:rsid="001fcbef" officeooo:paragraph-rsid="001fcbef"/>
    </style:style>
    <style:style style:name="P80" style:family="paragraph" style:parent-style-name="Text_20_body">
      <style:text-properties fo:font-weight="normal" officeooo:rsid="001fcbef" officeooo:paragraph-rsid="001fcbef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font-weight="normal" officeooo:rsid="001fcbef" officeooo:paragraph-rsid="001fcbef" style:font-weight-asian="normal" style:font-weight-complex="normal"/>
    </style:style>
    <style:style style:name="P82" style:family="paragraph" style:parent-style-name="Text_20_body">
      <style:text-properties fo:font-weight="normal" officeooo:rsid="001c45cb" officeooo:paragraph-rsid="001c45cb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font-weight="normal" officeooo:rsid="00251f7c" officeooo:paragraph-rsid="00251f7c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font-weight="normal" officeooo:rsid="0023a70c" officeooo:paragraph-rsid="0023a70c" style:font-weight-asian="normal" style:font-weight-complex="normal"/>
    </style:style>
    <style:style style:name="P85" style:family="paragraph" style:parent-style-name="Text_20_body">
      <style:text-properties officeooo:rsid="0021a3f3" officeooo:paragraph-rsid="0021a3f3"/>
    </style:style>
    <style:style style:name="P86" style:family="paragraph" style:parent-style-name="Text_20_body">
      <style:paragraph-properties fo:text-align="justify" style:justify-single-word="false"/>
      <style:text-properties officeooo:rsid="0021a3f3" officeooo:paragraph-rsid="0021a3f3"/>
    </style:style>
    <style:style style:name="P87" style:family="paragraph" style:parent-style-name="Text_20_body">
      <style:text-properties officeooo:rsid="0022959d" officeooo:paragraph-rsid="0022959d"/>
    </style:style>
    <style:style style:name="P88" style:family="paragraph" style:parent-style-name="Text_20_body">
      <style:paragraph-properties fo:text-align="justify" style:justify-single-word="false"/>
      <style:text-properties officeooo:rsid="0022959d" officeooo:paragraph-rsid="0022959d"/>
    </style:style>
    <style:style style:name="P89" style:family="paragraph" style:parent-style-name="Text_20_body">
      <style:text-properties officeooo:paragraph-rsid="0023a70c"/>
    </style:style>
    <style:style style:name="P90" style:family="paragraph" style:parent-style-name="Text_20_body">
      <style:text-properties fo:font-style="normal" fo:font-weight="bold" officeooo:rsid="00251f7c" officeooo:paragraph-rsid="00251f7c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text-align="justify" style:justify-single-word="false"/>
      <style:text-properties fo:font-style="normal" fo:font-weight="normal" officeooo:rsid="0026c838" officeooo:paragraph-rsid="0026c838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font-style="normal" fo:font-weight="normal" officeooo:rsid="0033b72c" officeooo:paragraph-rsid="0033b72c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officeooo:rsid="0027304e" officeooo:paragraph-rsid="0027304e"/>
    </style:style>
    <style:style style:name="P94" style:family="paragraph" style:parent-style-name="Text_20_body">
      <style:text-properties fo:font-size="11pt" fo:font-weight="normal" officeooo:rsid="0022959d" officeooo:paragraph-rsid="0022959d" style:font-size-asian="11pt" style:font-weight-asian="normal" style:font-size-complex="11pt" style:font-weight-complex="normal"/>
    </style:style>
    <style:style style:name="P95" style:family="paragraph" style:parent-style-name="Text_20_body">
      <style:text-properties officeooo:rsid="002dc069" officeooo:paragraph-rsid="002dc069"/>
    </style:style>
    <style:style style:name="P96" style:family="paragraph" style:parent-style-name="Text_20_body">
      <style:paragraph-properties fo:text-align="justify" style:justify-single-word="false"/>
      <style:text-properties officeooo:rsid="0030cead" officeooo:paragraph-rsid="0030cead"/>
    </style:style>
    <style:style style:name="P97" style:family="paragraph" style:parent-style-name="Text_20_body">
      <style:text-properties officeooo:rsid="0033b72c" officeooo:paragraph-rsid="0033b72c"/>
    </style:style>
    <style:style style:name="P98" style:family="paragraph" style:parent-style-name="Text_20_body">
      <style:paragraph-properties fo:text-align="justify" style:justify-single-word="false"/>
      <style:text-properties officeooo:rsid="0033b72c" officeooo:paragraph-rsid="0033b72c"/>
    </style:style>
    <style:style style:name="P99" style:family="paragraph" style:parent-style-name="Text_20_body">
      <style:paragraph-properties fo:text-align="justify" style:justify-single-word="false"/>
      <style:text-properties officeooo:rsid="001e7ad0" officeooo:paragraph-rsid="001e7ad0"/>
    </style:style>
    <style:style style:name="P100" style:family="paragraph" style:parent-style-name="Text_20_body">
      <style:paragraph-properties fo:text-align="justify" style:justify-single-word="false"/>
      <style:text-properties officeooo:paragraph-rsid="00200e91"/>
    </style:style>
    <style:style style:name="P101" style:family="paragraph" style:parent-style-name="Text_20_body">
      <style:paragraph-properties fo:text-align="justify" style:justify-single-word="false"/>
      <style:text-properties officeooo:rsid="00200e91" officeooo:paragraph-rsid="00200e91"/>
    </style:style>
    <style:style style:name="P102" style:family="paragraph" style:parent-style-name="Text_20_body">
      <style:paragraph-properties fo:text-align="justify" style:justify-single-word="false"/>
      <style:text-properties officeooo:rsid="0025d759" officeooo:paragraph-rsid="0025d759"/>
    </style:style>
    <style:style style:name="P103" style:family="paragraph" style:parent-style-name="Text_20_body">
      <style:paragraph-properties fo:text-align="justify" style:justify-single-word="false"/>
      <style:text-properties officeooo:rsid="0023a70c" officeooo:paragraph-rsid="0023a70c"/>
    </style:style>
    <style:style style:name="P104" style:family="paragraph" style:parent-style-name="Text_20_body">
      <style:paragraph-properties fo:text-align="justify" style:justify-single-word="false"/>
      <style:text-properties officeooo:rsid="0026c838" officeooo:paragraph-rsid="0026c838"/>
    </style:style>
    <style:style style:name="P105" style:family="paragraph" style:parent-style-name="Text_20_body">
      <style:paragraph-properties fo:text-align="justify" style:justify-single-word="false"/>
      <style:text-properties officeooo:rsid="0026c838" officeooo:paragraph-rsid="0027304e"/>
    </style:style>
    <style:style style:name="P106" style:family="paragraph" style:parent-style-name="Text_20_body">
      <style:text-properties fo:font-size="12pt" fo:font-style="normal" fo:font-weight="normal" officeooo:rsid="0030cead" officeooo:paragraph-rsid="0030cead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fo:font-size="12pt" fo:font-style="normal" fo:font-weight="normal" officeooo:rsid="0030cead" officeooo:paragraph-rsid="0030cead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>
      <style:paragraph-properties fo:margin-top="0cm" fo:margin-bottom="0.25cm" loext:contextual-spacing="false"/>
      <style:text-properties fo:font-size="12pt" officeooo:rsid="0021a3f3" officeooo:paragraph-rsid="0021a3f3" style:font-size-asian="10.5pt" style:font-size-complex="12pt"/>
    </style:style>
    <style:style style:name="P109" style:family="paragraph" style:parent-style-name="Text_20_body">
      <style:paragraph-properties fo:margin-top="0cm" fo:margin-bottom="0.25cm" loext:contextual-spacing="false"/>
      <style:text-properties fo:font-size="12pt" fo:font-style="normal" fo:font-weight="normal" officeooo:rsid="002bc845" officeooo:paragraph-rsid="002bc845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>
      <style:paragraph-properties fo:margin-top="0cm" fo:margin-bottom="0.25cm" loext:contextual-spacing="false" fo:text-align="justify" style:justify-single-word="false"/>
      <style:text-properties fo:font-size="12pt" fo:font-style="normal" fo:font-weight="normal" officeooo:rsid="002ae087" officeooo:paragraph-rsid="0030cead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>
      <style:paragraph-properties fo:margin-top="0cm" fo:margin-bottom="0.25cm" loext:contextual-spacing="false" fo:text-align="justify" style:justify-single-word="false"/>
      <style:text-properties fo:font-size="12pt" fo:font-style="normal" fo:font-weight="normal" officeooo:rsid="00355d40" officeooo:paragraph-rsid="00355d4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Text_20_body">
      <style:paragraph-properties fo:margin-top="0cm" fo:margin-bottom="0.25cm" loext:contextual-spacing="false" fo:text-align="justify" style:justify-single-word="false"/>
      <style:text-properties fo:font-size="12pt" fo:font-style="normal" fo:font-weight="normal" officeooo:rsid="002dc069" officeooo:paragraph-rsid="002dc06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Text_20_body">
      <style:paragraph-properties fo:margin-top="0cm" fo:margin-bottom="0.25cm" loext:contextual-spacing="false" fo:text-align="justify" style:justify-single-word="false"/>
      <style:text-properties fo:font-size="12pt" fo:font-weight="normal" officeooo:rsid="0021a3f3" officeooo:paragraph-rsid="0021a3f3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margin-top="0cm" fo:margin-bottom="0cm" loext:contextual-spacing="true"/>
      <style:text-properties fo:font-size="12pt" fo:font-style="normal" fo:font-weight="normal" officeooo:rsid="0032f988" officeooo:paragraph-rsid="0032f988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 style:list-style-name="L1">
      <style:text-properties officeooo:rsid="001d506d" officeooo:paragraph-rsid="001d506d"/>
    </style:style>
    <style:style style:name="P116" style:family="paragraph" style:parent-style-name="Heading_20_1">
      <style:text-properties officeooo:rsid="001c45cb" officeooo:paragraph-rsid="001c45cb"/>
    </style:style>
    <style:style style:name="P117" style:family="paragraph" style:parent-style-name="Heading_20_1">
      <style:paragraph-properties fo:break-before="page"/>
      <style:text-properties officeooo:rsid="001d506d" officeooo:paragraph-rsid="001c45cb"/>
    </style:style>
    <style:style style:name="P118" style:family="paragraph" style:parent-style-name="Heading_20_1">
      <style:paragraph-properties fo:break-before="page"/>
      <style:text-properties officeooo:rsid="001d506d" officeooo:paragraph-rsid="001d506d"/>
    </style:style>
    <style:style style:name="P119" style:family="paragraph" style:parent-style-name="Heading_20_1">
      <style:paragraph-properties fo:break-before="page"/>
      <style:text-properties officeooo:rsid="001e7ad0" officeooo:paragraph-rsid="001e7ad0"/>
    </style:style>
    <style:style style:name="P120" style:family="paragraph" style:parent-style-name="Heading_20_1">
      <style:paragraph-properties fo:break-before="page"/>
      <style:text-properties officeooo:rsid="0023a70c" officeooo:paragraph-rsid="0023a70c"/>
    </style:style>
    <style:style style:name="P121" style:family="paragraph" style:parent-style-name="Heading_20_1">
      <style:paragraph-properties fo:break-before="page"/>
      <style:text-properties officeooo:rsid="0025d759" officeooo:paragraph-rsid="0025d759"/>
    </style:style>
    <style:style style:name="P122" style:family="paragraph" style:parent-style-name="Heading_20_1">
      <style:paragraph-properties fo:break-before="page"/>
      <style:text-properties officeooo:rsid="0033b72c" officeooo:paragraph-rsid="0033b72c"/>
    </style:style>
    <style:style style:name="P123" style:family="paragraph" style:parent-style-name="Heading_20_2">
      <style:text-properties officeooo:rsid="00200e91" officeooo:paragraph-rsid="00200e91"/>
    </style:style>
    <style:style style:name="P124" style:family="paragraph" style:parent-style-name="Heading_20_2">
      <style:text-properties officeooo:rsid="0022959d" officeooo:paragraph-rsid="0022959d"/>
    </style:style>
    <style:style style:name="P125" style:family="paragraph" style:parent-style-name="Heading_20_2">
      <style:text-properties officeooo:rsid="0022959d" officeooo:paragraph-rsid="0033b72c"/>
    </style:style>
    <style:style style:name="P126" style:family="paragraph" style:parent-style-name="Heading_20_2">
      <style:text-properties officeooo:rsid="0025d759" officeooo:paragraph-rsid="0025d759"/>
    </style:style>
    <style:style style:name="P127" style:family="paragraph" style:parent-style-name="Heading_20_2">
      <style:text-properties officeooo:rsid="0026c838" officeooo:paragraph-rsid="0026c838"/>
    </style:style>
    <style:style style:name="P128" style:family="paragraph" style:parent-style-name="Heading_20_2" style:list-style-name="">
      <style:text-properties officeooo:rsid="0026c838" officeooo:paragraph-rsid="0026c838"/>
    </style:style>
    <style:style style:name="P129" style:family="paragraph" style:parent-style-name="Heading_20_2">
      <style:text-properties officeooo:rsid="0033b72c" officeooo:paragraph-rsid="0033b72c"/>
    </style:style>
    <style:style style:name="P130" style:family="paragraph" style:parent-style-name="Heading_20_2">
      <style:text-properties officeooo:rsid="003a619b" officeooo:paragraph-rsid="003a619b"/>
    </style:style>
    <style:style style:name="P131" style:family="paragraph" style:parent-style-name="Heading_20_2">
      <style:paragraph-properties fo:break-before="page"/>
      <style:text-properties officeooo:rsid="00200e91" officeooo:paragraph-rsid="00200e91"/>
    </style:style>
    <style:style style:name="P132" style:family="paragraph" style:parent-style-name="Heading_20_2">
      <style:paragraph-properties fo:break-before="page"/>
      <style:text-properties officeooo:rsid="0026c838" officeooo:paragraph-rsid="0026c838"/>
    </style:style>
    <style:style style:name="P133" style:family="paragraph" style:parent-style-name="Contents_20_Heading">
      <style:paragraph-properties fo:break-before="page"/>
    </style:style>
    <style:style style:name="P134" style:family="paragraph" style:parent-style-name="Heading_20_3">
      <style:text-properties officeooo:rsid="0021a3f3" officeooo:paragraph-rsid="0021a3f3"/>
    </style:style>
    <style:style style:name="P135" style:family="paragraph" style:parent-style-name="Heading_20_3">
      <style:text-properties officeooo:rsid="0030cead" officeooo:paragraph-rsid="0030cead"/>
    </style:style>
    <style:style style:name="P1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c45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a70c" style:font-weight-asian="bold" style:font-weight-complex="bold"/>
    </style:style>
    <style:style style:name="T4" style:family="text">
      <style:text-properties fo:font-weight="bold" officeooo:rsid="00251f7c" style:font-weight-asian="bold" style:font-weight-complex="bold"/>
    </style:style>
    <style:style style:name="T5" style:family="text">
      <style:text-properties fo:font-weight="bold" officeooo:rsid="002dc069" style:font-weight-asian="bold" style:font-weight-complex="bold"/>
    </style:style>
    <style:style style:name="T6" style:family="text">
      <style:text-properties fo:font-weight="bold" officeooo:rsid="0030cead" style:font-weight-asian="bold" style:font-weight-complex="bold"/>
    </style:style>
    <style:style style:name="T7" style:family="text">
      <style:text-properties fo:font-weight="bold" officeooo:rsid="0033b72c" style:font-weight-asian="bold" style:font-weight-complex="bold"/>
    </style:style>
    <style:style style:name="T8" style:family="text">
      <style:text-properties fo:font-weight="bold" officeooo:rsid="0042a10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a70c" style:font-weight-asian="normal" style:font-weight-complex="normal"/>
    </style:style>
    <style:style style:name="T11" style:family="text">
      <style:text-properties fo:font-weight="normal" officeooo:rsid="00251f7c" style:font-weight-asian="normal" style:font-weight-complex="normal"/>
    </style:style>
    <style:style style:name="T12" style:family="text">
      <style:text-properties fo:font-weight="normal" officeooo:rsid="0027304e" style:font-weight-asian="normal" style:font-weight-complex="normal"/>
    </style:style>
    <style:style style:name="T13" style:family="text">
      <style:text-properties fo:font-weight="normal" officeooo:rsid="00290c95" style:font-weight-asian="normal" style:font-weight-complex="normal"/>
    </style:style>
    <style:style style:name="T14" style:family="text">
      <style:text-properties officeooo:rsid="001e7ad0"/>
    </style:style>
    <style:style style:name="T15" style:family="text">
      <style:text-properties officeooo:rsid="00200e91"/>
    </style:style>
    <style:style style:name="T16" style:family="text">
      <style:text-properties officeooo:rsid="0022959d"/>
    </style:style>
    <style:style style:name="T17" style:family="text">
      <style:text-properties officeooo:rsid="00251f7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a10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officeooo:rsid="002dc069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tyle="normal" officeooo:rsid="0023a70c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tyle="normal" officeooo:rsid="00355d40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tyle="normal" officeooo:rsid="0042a1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25d759"/>
    </style:style>
    <style:style style:name="T28" style:family="text">
      <style:text-properties officeooo:rsid="0026c838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27304e"/>
    </style:style>
    <style:style style:name="T32" style:family="text">
      <style:text-properties officeooo:rsid="00290c95"/>
    </style:style>
    <style:style style:name="T33" style:family="text">
      <style:text-properties fo:font-size="11pt" fo:font-weight="bold" officeooo:rsid="0027304e" style:font-size-asian="11pt" style:font-weight-asian="bold" style:font-size-complex="11pt" style:font-weight-complex="bold"/>
    </style:style>
    <style:style style:name="T34" style:family="text">
      <style:text-properties officeooo:rsid="002ae087"/>
    </style:style>
    <style:style style:name="T35" style:family="text">
      <style:text-properties fo:color="#dcdcaa"/>
    </style:style>
    <style:style style:name="T36" style:family="text">
      <style:text-properties fo:color="#dcdcaa" style:font-name="Droid Sans Mono" fo:font-size="10.5pt" fo:font-weight="normal"/>
    </style:style>
    <style:style style:name="T37" style:family="text">
      <style:text-properties fo:color="#dcdcaa" fo:font-style="normal" officeooo:rsid="002dc069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dcdcaa" fo:font-style="normal" officeooo:rsid="0023a70c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dcdcaa"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ce9178"/>
    </style:style>
    <style:style style:name="T41" style:family="text">
      <style:text-properties fo:color="#ce9178" style:font-name="Droid Sans Mono" fo:font-size="10.5pt" fo:font-weight="normal"/>
    </style:style>
    <style:style style:name="T42" style:family="text">
      <style:text-properties fo:color="#569cd6"/>
    </style:style>
    <style:style style:name="T43" style:family="text">
      <style:text-properties fo:color="#569cd6" fo:font-style="normal" officeooo:rsid="002dc069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569cd6" fo:font-style="normal" officeooo:rsid="0023a70c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569cd6" style:font-name="Droid Sans Mono" fo:font-size="10.5pt" fo:font-weight="normal"/>
    </style:style>
    <style:style style:name="T46" style:family="text">
      <style:text-properties fo:color="#569cd6"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9cdcfe"/>
    </style:style>
    <style:style style:name="T48" style:family="text">
      <style:text-properties fo:color="#9cdcfe" style:font-name="Droid Sans Mono" fo:font-size="10.5pt" fo:font-weight="normal"/>
    </style:style>
    <style:style style:name="T49" style:family="text">
      <style:text-properties fo:color="#9cdcfe" style:font-name="Droid Sans Mono" fo:font-size="10.5pt" fo:background-color="#1e1e1e" loext:char-shading-value="0"/>
    </style:style>
    <style:style style:name="T50" style:family="text">
      <style:text-properties fo:color="#9cdcfe"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9cdcfe" fo:font-style="normal" officeooo:rsid="0023a70c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9cdcfe" fo:font-style="normal" officeooo:rsid="00355d40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9cdcfe" officeooo:rsid="00355d40"/>
    </style:style>
    <style:style style:name="T54" style:family="text">
      <style:text-properties fo:color="#4ec9b0"/>
    </style:style>
    <style:style style:name="T55" style:family="text">
      <style:text-properties fo:color="#4ec9b0" style:font-name="Droid Sans Mono" fo:font-size="10.5pt" fo:font-weight="normal"/>
    </style:style>
    <style:style style:name="T56" style:family="text">
      <style:text-properties style:font-name="Droid Sans Mono" fo:font-size="10.5pt" fo:font-weight="normal"/>
    </style:style>
    <style:style style:name="T57" style:family="text">
      <style:text-properties officeooo:rsid="0030cead"/>
    </style:style>
    <style:style style:name="T58" style:family="text">
      <style:text-properties fo:color="#b5cea8" style:font-name="Droid Sans Mono" fo:font-size="10.5pt" fo:font-weight="normal" officeooo:rsid="0030cead"/>
    </style:style>
    <style:style style:name="T5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2dc069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bold" officeooo:rsid="002dc069" style:font-size-asian="10.5pt" style:font-style-asian="normal" style:font-weight-asian="bold" style:font-size-complex="12pt" style:font-style-complex="normal" style:font-weight-complex="bold"/>
    </style:style>
    <style:style style:name="T62" style:family="text">
      <style:text-properties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officeooo:rsid="0033b72c"/>
    </style:style>
    <style:style style:name="T64" style:family="text">
      <style:text-properties officeooo:rsid="0036c090"/>
    </style:style>
    <style:style style:name="T65" style:family="text">
      <style:text-properties officeooo:rsid="003fedea"/>
    </style:style>
    <style:style style:name="T66" style:family="text">
      <style:text-properties officeooo:rsid="0041601b"/>
    </style:style>
    <style:style style:name="T67" style:family="text">
      <style:text-properties officeooo:rsid="0042a106"/>
    </style:style>
    <style:style style:name="T68" style:family="text">
      <style:text-properties officeooo:rsid="00474cf4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Fast Api MicroFramework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133">Sumário</text:p>
          </text:index-title>
          <text:p text:style-name="P136"><text:a xlink:type="simple" xlink:href="#__RefHeading___Toc120_1927712022" text:style-name="Index_20_Link" text:visited-style-name="Index_20_Link">Introdução<text:tab/>3</text:a></text:p>
          <text:p text:style-name="P136"><text:a xlink:type="simple" xlink:href="#__RefHeading___Toc122_1927712022" text:style-name="Index_20_Link" text:visited-style-name="Index_20_Link">Requisitos<text:tab/>4</text:a></text:p>
          <text:p text:style-name="P136"><text:a xlink:type="simple" xlink:href="#__RefHeading___Toc124_1927712022" text:style-name="Index_20_Link" text:visited-style-name="Index_20_Link">Falando um pouco sobre as dependências<text:tab/>4</text:a></text:p>
          <text:p text:style-name="P136"><text:a xlink:type="simple" xlink:href="#__RefHeading___Toc126_1927712022" text:style-name="Index_20_Link" text:visited-style-name="Index_20_Link">Estrutura do Fast Api MicroFramework<text:tab/>6</text:a></text:p>
          <text:p text:style-name="P137"><text:a xlink:type="simple" xlink:href="#__RefHeading___Toc128_1927712022" text:style-name="Index_20_Link" text:visited-style-name="Index_20_Link">.environment<text:tab/>6</text:a></text:p>
          <text:p text:style-name="P137"><text:a xlink:type="simple" xlink:href="#__RefHeading___Toc130_1927712022" text:style-name="Index_20_Link" text:visited-style-name="Index_20_Link">Vendor<text:tab/>7</text:a></text:p>
          <text:p text:style-name="P137"><text:a xlink:type="simple" xlink:href="#__RefHeading___Toc132_1927712022" text:style-name="Index_20_Link" text:visited-style-name="Index_20_Link">Public<text:tab/>7</text:a></text:p>
          <text:p text:style-name="P137"><text:a xlink:type="simple" xlink:href="#__RefHeading___Toc134_1927712022" text:style-name="Index_20_Link" text:visited-style-name="Index_20_Link">DB<text:tab/>7</text:a></text:p>
          <text:p text:style-name="P138"><text:a xlink:type="simple" xlink:href="#__RefHeading___Toc136_1927712022" text:style-name="Index_20_Link" text:visited-style-name="Index_20_Link">DbConnector.php<text:tab/>7</text:a></text:p>
          <text:p text:style-name="P138"><text:a xlink:type="simple" xlink:href="#__RefHeading___Toc138_1927712022" text:style-name="Index_20_Link" text:visited-style-name="Index_20_Link">Db.php<text:tab/>7</text:a></text:p>
          <text:p text:style-name="P137"><text:a xlink:type="simple" xlink:href="#__RefHeading___Toc140_1927712022" text:style-name="Index_20_Link" text:visited-style-name="Index_20_Link">App<text:tab/>8</text:a></text:p>
          <text:p text:style-name="P137"><text:a xlink:type="simple" xlink:href="#__RefHeading___Toc142_1927712022" text:style-name="Index_20_Link" text:visited-style-name="Index_20_Link">O que vimos até aqui?<text:tab/>8</text:a></text:p>
          <text:p text:style-name="P136"><text:a xlink:type="simple" xlink:href="#__RefHeading___Toc144_1927712022" text:style-name="Index_20_Link" text:visited-style-name="Index_20_Link">Rotas<text:tab/>9</text:a></text:p>
          <text:p text:style-name="P137"><text:a xlink:type="simple" xlink:href="#__RefHeading___Toc357_1927712022" text:style-name="Index_20_Link" text:visited-style-name="Index_20_Link">Criando rotas<text:tab/>9</text:a></text:p>
          <text:p text:style-name="P137"><text:a xlink:type="simple" xlink:href="#__RefHeading___Toc146_1927712022" text:style-name="Index_20_Link" text:visited-style-name="Index_20_Link">O que vimos até aqui?<text:tab/>10</text:a></text:p>
          <text:p text:style-name="P136"><text:a xlink:type="simple" xlink:href="#__RefHeading___Toc472_1927712022" text:style-name="Index_20_Link" text:visited-style-name="Index_20_Link">Manipulando banco de dados<text:tab/>11</text:a></text:p>
          <text:p text:style-name="P137"><text:a xlink:type="simple" xlink:href="#__RefHeading___Toc474_1927712022" text:style-name="Index_20_Link" text:visited-style-name="Index_20_Link">Do que são compostas nossas Models?<text:tab/>11</text:a></text:p>
          <text:p text:style-name="P137"><text:a xlink:type="simple" xlink:href="#__RefHeading___Toc476_1927712022" text:style-name="Index_20_Link" text:visited-style-name="Index_20_Link">Criando nossa primeira Model<text:tab/>11</text:a></text:p>
          <text:p text:style-name="P137"><text:a xlink:type="simple" xlink:href="#__RefHeading___Toc478_1927712022" text:style-name="Index_20_Link" text:visited-style-name="Index_20_Link">Instanciando a UsuarioModel<text:tab/>12</text:a></text:p>
          <text:p text:style-name="P138"><text:a xlink:type="simple" xlink:href="#__RefHeading___Toc3117_1385404196" text:style-name="Index_20_Link" text:visited-style-name="Index_20_Link">Selecionando registros<text:tab/>12</text:a></text:p>
          <text:p text:style-name="P138"><text:a xlink:type="simple" xlink:href="#__RefHeading___Toc3119_1385404196" text:style-name="Index_20_Link" text:visited-style-name="Index_20_Link">Atualizando registros<text:tab/>13</text:a></text:p>
          <text:p text:style-name="P138"><text:a xlink:type="simple" xlink:href="#__RefHeading___Toc3121_1385404196" text:style-name="Index_20_Link" text:visited-style-name="Index_20_Link">Excluindo registros<text:tab/>14</text:a></text:p>
          <text:p text:style-name="P137"><text:a xlink:type="simple" xlink:href="#__RefHeading___Toc3139_1385404196" text:style-name="Index_20_Link" text:visited-style-name="Index_20_Link">O que vimos até aqui?<text:tab/>14</text:a></text:p>
          <text:p text:style-name="P136"><text:a xlink:type="simple" xlink:href="#__RefHeading___Toc3141_1385404196" text:style-name="Index_20_Link" text:visited-style-name="Index_20_Link">Coletando os parâmetros get/post<text:tab/>15</text:a></text:p>
          <text:p text:style-name="P137"><text:a xlink:type="simple" xlink:href="#__RefHeading___Toc3143_1385404196" text:style-name="Index_20_Link" text:visited-style-name="Index_20_Link">Coletando parâmetros via URI<text:tab/>15</text:a></text:p>
          <text:p text:style-name="P137"><text:a xlink:type="simple" xlink:href="#__RefHeading___Toc3146_1385404196" text:style-name="Index_20_Link" text:visited-style-name="Index_20_Link">Coletando parâmetros via HTTP Request<text:tab/>15</text:a></text:p>
        </text:index-body>
      </text:table-of-content>
      <text:p text:style-name="P1"/>
      <text:h text:style-name="P117" text:outline-level="1"><text:bookmark-start text:name="__RefHeading___Toc120_1927712022"/>Introdução<text:bookmark-end text:name="__RefHeading___Toc120_1927712022"/></text:h>
      <text:p text:style-name="P69">Este documento tem por objetivo apresentar o Fast Api MicroFramework, que foi construído durante o projeto <text:span text:style-name="T2">Parede Waf</text:span><text:span text:style-name="T9">.</text:span></text:p>
      <text:p text:style-name="P82">Este documento servirá como guia de referência para construção de futuras APIs ou projetos Web maiores, <text:span text:style-name="T66">caso esta ferramenta seja escolhida para tal.</text:span></text:p>
      <text:p text:style-name="P82">Com o Fast Api MicroFramework o programador poderá construir, em poucos passos, uma estrutura de um<text:span text:style-name="T65">a API</text:span> escalável e com bom desempenho.</text:p>
      <text:p text:style-name="P82">Veremos, nesse documento, como criar uma API simples, usando os recursos presentes no MicroFramework.</text:p>
      <text:p text:style-name="P82">No futuro, este documento será um guia de referência, podendo ser livremente alimentado pelos programadores que se envolverem com a ferramenta e identificarem pontos de crescimento da mesma.</text:p>
      <text:h text:style-name="P118" text:outline-level="1"><text:bookmark-start text:name="__RefHeading___Toc122_1927712022"/>Requisitos<text:bookmark-end text:name="__RefHeading___Toc122_1927712022"/></text:h>
      <text:p text:style-name="P72">O ambiente de desenvolvimento deverá conter:</text:p>
      <text:list xml:id="list4415387546631649913" text:style-name="L1">
        <text:list-item>
          <text:p text:style-name="P115">PHP 5.6 ou superior</text:p>
          <text:list>
            <text:list-item>
              <text:p text:style-name="P115">php_curl</text:p>
            </text:list-item>
            <text:list-item>
              <text:p text:style-name="P115">php_sqlite3</text:p>
            </text:list-item>
            <text:list-item>
              <text:p text:style-name="P115">php_mysql (opcional)</text:p>
            </text:list-item>
            <text:list-item>
              <text:p text:style-name="P115">php_postgresql (opcional)</text:p>
            </text:list-item>
            <text:list-item>
              <text:p text:style-name="P115">php_openssl</text:p>
            </text:list-item>
            <text:list-item>
              <text:p text:style-name="P115">php_mbstring</text:p>
            </text:list-item>
          </text:list>
        </text:list-item>
        <text:list-item>
          <text:p text:style-name="P115">Um servidor Web (Apache, por exemplo)</text:p>
        </text:list-item>
        <text:list-item>
          <text:p text:style-name="P115">Composer</text:p>
        </text:list-item>
        <text:list-item>
          <text:p text:style-name="P115">Git</text:p>
        </text:list-item>
      </text:list>
      <text:p text:style-name="P75">Este documento foi construído com base no Apache.</text:p>
      <text:h text:style-name="P116" text:outline-level="1"><text:bookmark-start text:name="__RefHeading___Toc124_1927712022"/><text:span text:style-name="T27">Falando um pouco sobre as d</text:span>ependências<text:bookmark-end text:name="__RefHeading___Toc124_1927712022"/></text:h>
      <text:p text:style-name="P71"><text:span text:style-name="T1">Para instalar o Fast Api MicroFramework, você precisará do composer. Você pode pegá-lo a </text:span><text:a xlink:type="simple" xlink:href="https://getcomposer.org/" text:style-name="Internet_20_link" text:visited-style-name="Visited_20_Internet_20_Link"><text:span text:style-name="T1">aqui</text:span></text:a>.</text:p>
      <text:p text:style-name="P69">O projeto está no GitLab da ZMT.</text:p>
      <text:p text:style-name="P69">Siga os passo<text:span text:style-name="T32">s</text:span> abaixo:</text:p>
      <text:p text:style-name="P70"># git clone <text:span text:style-name="T68">git@gitlab.zmt:mario.junior/nstalkermicroframework.git</text:span></text:p>
      <text:p text:style-name="P69"># cd nstalkerframework</text:p>
      <text:p text:style-name="P69"># composer install</text:p>
      <text:p text:style-name="P72">Configure o servidor Web de sua preferência para entregar a pasta public do projeto.</text:p>
      <text:p text:style-name="P72">No exemplo abaixo, configuramos o Apache para carregar o MicroFramework na porta 8084.</text:p>
      <text:p text:style-name="P73">Exemplo 01: Configurando o Apache</text:p>
      <text:p text:style-name="P73">Listen 8084</text:p>
      <text:p text:style-name="P73">&lt;VirtualHost *:8084&gt;</text:p>
      <text:p text:style-name="P73"><text:s text:c="8"/>DocumentRoot /www/<text:span text:style-name="T1">nstalkerframework</text:span>/public</text:p>
      <text:p text:style-name="P73"><text:s text:c="8"/>ErrorLog ${APACHE_LOG_DIR}/error.log</text:p>
      <text:p text:style-name="P73"><text:s text:c="8"/>CustomLog ${APACHE_LOG_DIR}/access.log combined</text:p>
      <text:p text:style-name="P73"/>
      <text:p text:style-name="P73"><text:soft-page-break/><text:s text:c="8"/>&lt;Directory "/www/<text:span text:style-name="T1">nstalkerframework</text:span>/public"&gt;</text:p>
      <text:p text:style-name="P73"><text:s text:c="16"/>AllowOverride all</text:p>
      <text:p text:style-name="P73"><text:s text:c="16"/>Require all granted</text:p>
      <text:p text:style-name="P73"><text:s text:c="8"/>&lt;/Directory&gt;</text:p>
      <text:p text:style-name="P73">&lt;/VirtualHost&gt;</text:p>
      <text:p text:style-name="P2">É importante destacar que o mod_rewrite precisa estar ativado no servidor Web.</text:p>
      <text:p text:style-name="P2"/>
      <text:p text:style-name="P2"/>
      <text:h text:style-name="P119" text:outline-level="1"><text:bookmark-start text:name="__RefHeading___Toc126_1927712022"/>Estrutura do Fast Api MicroFramework<text:bookmark-end text:name="__RefHeading___Toc126_1927712022"/></text:h>
      <text:p text:style-name="P99">Ao clonar o projeto você poderá observar a estrutura de pastas abaixo:</text:p>
      <text:p text:style-name="P99">App<text:line-break/>Db<text:line-break/>public<text:line-break/>vendor<text:line-break/>.environment</text:p>
      <text:p text:style-name="P99">Exceto pelo item .environment, todos os outros são diretórios e serão explicados com mais detalhes.</text:p>
      <text:h text:style-name="Heading_20_2" text:outline-level="2"><text:bookmark-start text:name="__RefHeading___Toc128_1927712022"/>.<text:span text:style-name="T14">environment</text:span><text:bookmark-end text:name="__RefHeading___Toc128_1927712022"/></text:h>
      <text:p text:style-name="P99">Como diz o nome, este é o arquivo de configuração do ambiente. Ele é, basicamente, um arquivo INI e todas as suas chaves são transformadas em constantes do PHP quando o MicroFramework é executado.</text:p>
      <text:p text:style-name="P99">O programador não precisa se preocupar em espalhar constantes por seus arquivos PHP, o MicroFramework se encarrega disso para ele.</text:p>
      <text:p text:style-name="P99">Algumas chaves são obrigatórias e não podem ser retiradas do arquivo de ambiente. Portanto, para garantir o bom funcionamento, não retire as chaves presentes, apenas inclua chaves novas quando necessário. </text:p>
      <text:p text:style-name="P79">Vale lembrar que as chaves obrigatórias podem ter seus valores alterados, <text:span text:style-name="T66">no </text:span>caso <text:span text:style-name="T66">d</text:span>o programador <text:span text:style-name="T66">achar</text:span> necessário.</text:p>
      <text:p text:style-name="P79">Por exemplo, a chave DB_DRIVER, por padrão, vem com o valor <text:span text:style-name="T2">sqlite3</text:span><text:span text:style-name="T9">. Mas, se o programador quiser utilizar em seus projetos o banco Mysql, basta substituir o valor para </text:span><text:span text:style-name="T2">mysql</text:span><text:span text:style-name="T9">.</text:span></text:p>
      <text:p text:style-name="P81">As chaves obrigatórias do arquivo estão descritas abaixo:</text:p>
      <text:p text:style-name="P80">[DATABASE]</text:p>
      <text:p text:style-name="P78"><text:span text:style-name="T9">DB_DRIVER=sqlite <text:s/></text:span><text:span text:style-name="T2">#mysql e postgresql serão aceitos</text:span></text:p>
      <text:p text:style-name="P78"><text:span text:style-name="T9">DB_FILE=database.sqlite3 </text:span><text:span text:style-name="T2">#apenas para o caso de o driver ser igual a sqlite</text:span><text:span text:style-name="T9">. </text:span><text:span text:style-name="T2">Esta diretiva é ignorada em outros drivers</text:span></text:p>
      <text:p text:style-name="P80">DB_USER=user <text:span text:style-name="T2">#usuário do banco de dados</text:span></text:p>
      <text:p text:style-name="P80">DB_PASS=password <text:span text:style-name="T2">#usuário do banco de dados</text:span></text:p>
      <text:p text:style-name="P80">DB_HOST=localhost <text:span text:style-name="T2">#endereço ip ou domínio onde o banco de dados está alocado</text:span></text:p>
      <text:p text:style-name="P80">[CORE]</text:p>
      <text:p text:style-name="P78"><text:span text:style-name="T9">ENV=DEV </text:span><text:span text:style-name="T2">#Indica se o projeto é executado em ambiente de produção ou desenvolvimento. Para Produção, substitua o valor por PROD</text:span><text:span text:style-name="T9">.</text:span></text:p>
      <text:p text:style-name="P80"/>
      <text:h text:style-name="P131" text:outline-level="2"><text:bookmark-start text:name="__RefHeading___Toc130_1927712022"/>Vendor<text:bookmark-end text:name="__RefHeading___Toc130_1927712022"/></text:h>
      <text:p text:style-name="P100"><text:span text:style-name="T15">Aqui ficam armazenados os arquivos do composer autoload, bem como bibliotecas de terceiros que o programador quiser adicionar ao seu projeto. Obviamente, as bibliotecas de terceiros precisam ser adicionadas à dependência do composer.json. Para mais detalhes sobre esse assunto, acesse o </text:span><text:a xlink:type="simple" xlink:href="https://getcomposer.org/" text:style-name="Internet_20_link" text:visited-style-name="Visited_20_Internet_20_Link"><text:span text:style-name="T15">site do Composer.</text:span></text:a></text:p>
      <text:h text:style-name="P123" text:outline-level="2"><text:bookmark-start text:name="__RefHeading___Toc132_1927712022"/>Public<text:bookmark-end text:name="__RefHeading___Toc132_1927712022"/></text:h>
      <text:p text:style-name="P101">Aqui ficam armazenados os arquivos index.php e .htacccess.</text:p>
      <text:p text:style-name="P101">O arquivo index.php é composto pelas linhas abaixo:</text:p>
      <text:p text:style-name="P33">&lt;?php</text:p>
      <text:p text:style-name="P33">/**</text:p>
      <text:p text:style-name="P33"><text:s/>* File index.php</text:p>
      <text:p text:style-name="P33"><text:s/>*</text:p>
      <text:p text:style-name="P33"><text:s/>* PHP version 5.6</text:p>
      <text:p text:style-name="P33"><text:s/>*</text:p>
      <text:p text:style-name="P33"><text:s/>* @category Public</text:p>
      <text:p text:style-name="P33"><text:s/>* @package <text:s/>Nstalker</text:p>
      <text:p text:style-name="P33"><text:s/>* @author <text:s text:c="2"/>mario.junior@aker.com.br &lt;mario.junior@aker.com.br&gt;</text:p>
      <text:p text:style-name="P33"><text:s/>* @license <text:s/>www.aker.com.br Proprietary</text:p>
      <text:p text:style-name="P33"><text:s/>* @link <text:s text:c="4"/>www.aker.com.br</text:p>
      <text:p text:style-name="P33"><text:s/>*/</text:p>
      <text:p text:style-name="P33">require '../vendor/autoload.php';</text:p>
      <text:p text:style-name="P33">$app = new App\Bootstrap\Init();</text:p>
      <text:p text:style-name="P33">$app-&gt;run();</text:p>
      <text:p text:style-name="P12"/>
      <text:p text:style-name="P108">Não existe nenhuma necessidade inicial de se mexer nesse arquivo.</text:p>
      <text:h text:style-name="Heading_20_2" text:outline-level="2"><text:bookmark-start text:name="__RefHeading___Toc134_1927712022"/>DB<text:bookmark-end text:name="__RefHeading___Toc134_1927712022"/></text:h>
      <text:p text:style-name="P113">Neste diretório temos dois arquivos: Db.php e o DbConnector.php</text:p>
      <text:p text:style-name="P113">Como no caso do index.php, estes arquivos não precisam de nenhuma edição especial, salvo se o programador identificar uma necessidade pontual. Neste caso, a alteração feita aqui deve ser publicada no repositório do framework para mantermos o crescimento da ferramenta.</text:p>
      <text:h text:style-name="P134" text:outline-level="3"><text:bookmark-start text:name="__RefHeading___Toc136_1927712022"/>DbConnector.php<text:bookmark-end text:name="__RefHeading___Toc136_1927712022"/></text:h>
      <text:p text:style-name="P85">Provê a conexão com o banco de dados. A conexão fornecida é persistente. Isso garante que apenas uma conexão seja consumida do banco de dados.</text:p>
      <text:h text:style-name="P134" text:outline-level="3"><text:bookmark-start text:name="__RefHeading___Toc138_1927712022"/>Db.php<text:bookmark-end text:name="__RefHeading___Toc138_1927712022"/></text:h>
      <text:p text:style-name="P86">Este arquivo nos fornece a ferramenta de Query Builder, que facilita a construção de SELECT, UPDATE, INSERT e <text:span text:style-name="T16">DELETE</text:span>.</text:p>
      <text:p text:style-name="P87">Veja o exemplo de um select ao banco de dados:</text:p>
      <text:p text:style-name="P87"/>
      <text:p text:style-name="P68">&lt;?php</text:p>
      <text:p text:style-name="P3"><text:span text:style-name="T47">$results</text:span> = $<text:span text:style-name="T47">model→select</text:span>()<text:span text:style-name="T35">→get</text:span>();</text:p>
      <text:p text:style-name="P13"/>
      <text:p text:style-name="P88">Este é um exemplo de um <text:span text:style-name="T2">SELECT * FROM</text:span><text:span text:style-name="T9">.</text:span><text:span text:style-name="T2"> </text:span><text:span text:style-name="T9">Serão apresentados detalhes mais adiante.</text:span></text:p>
      <text:h text:style-name="P124" text:outline-level="2"><text:bookmark-start text:name="__RefHeading___Toc140_1927712022"/>App<text:bookmark-end text:name="__RefHeading___Toc140_1927712022"/></text:h>
      <text:p text:style-name="P88">Este diretório armazenas nossos Controllers, Models, Middleware, Utils e Bootstrap.</text:p>
      <text:h text:style-name="P124" text:outline-level="2"><text:bookmark-start text:name="__RefHeading___Toc142_1927712022"/>O que vimos até aqui?<text:bookmark-end text:name="__RefHeading___Toc142_1927712022"/></text:h>
      <text:p text:style-name="P88">Conhecemos a estrutura do <text:span text:style-name="T1">Fast Api MicroFramework, </text:span>como pastas, arquivos de ambiente e exemplo de operação com banco de dados.</text:p>
      <text:p text:style-name="P87"/>
      <text:h text:style-name="P120" text:outline-level="1"><text:bookmark-start text:name="__RefHeading___Toc144_1927712022"/>Rotas<text:bookmark-end text:name="__RefHeading___Toc144_1927712022"/></text:h>
      <text:p text:style-name="P103">Criar uma rota no <text:span text:style-name="T1">Fast Api MicroFramework </text:span>é uma tarefa muito simples. O arquivo routes.php é usado para registro de nossas rotas.</text:p>
      <text:h text:style-name="P126" text:outline-level="2"><text:bookmark-start text:name="__RefHeading___Toc357_1927712022"/>Criando rotas<text:bookmark-end text:name="__RefHeading___Toc357_1927712022"/></text:h>
      <text:p text:style-name="P103">Durante a criação da rota, você pode definir sua uri, seu controller, seu método de chamada (GET, POST, PUT, DELETE, OPTIONS) e uma ou mais <text:span text:style-name="T16">Middleware</text:span>s.</text:p>
      <text:p text:style-name="P74">Exemplo 2: Criação de uma rota sem Controller</text:p>
      <text:p text:style-name="P84">Ao criar uma rota, o programador pode definir um callback a ser executado <text:span text:style-name="T66">em vez de</text:span> definir um Controller.</text:p>
      <text:p text:style-name="P34">Routing::add('minhaRota/', function(){</text:p>
      <text:p text:style-name="P34"><text:s/><text:tab/>echo “Ola mundo”;</text:p>
      <text:p text:style-name="P34">}, array('method' =&gt; 'GET',));</text:p>
      <text:p text:style-name="P94"/>
      <text:p text:style-name="P89"><text:span text:style-name="T10">Ao acessar http://127.0.0.1/minhaRota o </text:span><text:span text:style-name="T3">Ola Mundo </text:span><text:span text:style-name="T10">será mostrado.</text:span></text:p>
      <text:p text:style-name="P74">Exemplo 3: Criação de uma rota com Controller</text:p>
      <text:p text:style-name="P83">Ao definir uma rota com um Controller, devemos especificar o nome do nosso Controller e o método do Controller que será executado.</text:p>
      <text:p text:style-name="P83">Primeiro, vamos adicionar um arquivo chamado MeuPrimeiroController.php em App/Controller. Este arquivo terá o método digaOla.</text:p>
      <text:p text:style-name="P76">Importante destacar que todos os métodos que são chamados por uma rota devem ser declarados como públicos. A classe deve ser definida com o mesmo nome do arquivo Controller.</text:p>
      <text:p text:style-name="P90">MeuPrimeiroController.php</text:p>
      <text:p text:style-name="P62">&lt;?php</text:p>
      <text:p text:style-name="P65"/>
      <text:p text:style-name="P50"><text:span text:style-name="T42">namespace</text:span> <text:span text:style-name="T54">App\Controller</text:span>;</text:p>
      <text:p text:style-name="P65"/>
      <text:p text:style-name="P50"><text:span text:style-name="T42">class</text:span> <text:span text:style-name="T54">MeuPrimeiroController</text:span> {</text:p>
      <text:p text:style-name="P53">    </text:p>
      <text:p text:style-name="P53">    <text:span text:style-name="T45">public</text:span><text:span text:style-name="T56"> </text:span><text:span text:style-name="T45">function</text:span><text:span text:style-name="T56"> </text:span><text:span text:style-name="T36">digaOla</text:span><text:span text:style-name="T56">() {</text:span></text:p>
      <text:p text:style-name="P53">        <text:span text:style-name="T36">echo</text:span><text:span text:style-name="T56"> “Olá”;</text:span></text:p>
      <text:p text:style-name="P53">    <text:span text:style-name="T56">}</text:span></text:p>
      <text:p text:style-name="P50">}</text:p>
      <text:p text:style-name="P36"/>
      <text:p text:style-name="P23">No arquivo routes.php, adicione a rota abaixo:</text:p>
      <text:p text:style-name="P23"/>
      <text:p text:style-name="P14">Routing::add('<text:span text:style-name="T17">dizendoOla</text:span>/',’<text:span text:style-name="T4">MeuPrimeiroController@digaOla</text:span><text:span text:style-name="T17">’</text:span><text:span text:style-name="T18">, array('method' =&gt; 'GET',));</text:span></text:p>
      <text:h text:style-name="P126" text:outline-level="2"><text:bookmark-start text:name="__RefHeading___Toc146_1927712022"/><text:soft-page-break/>O que vimos até aqui?<text:bookmark-end text:name="__RefHeading___Toc146_1927712022"/></text:h>
      <text:p text:style-name="P102">Neste capítulo vimos como adicionar rotas ao projeto, fazendo uso de callbacks ou Controllers. Aproveitamos para dar uma visão geral de como funcionam os Controllers do<text:span text:style-name="T66"> Fast Api MicroFramework.</text:span></text:p>
      <text:h text:style-name="P121" text:outline-level="1"><text:bookmark-start text:name="__RefHeading___Toc472_1927712022"/>Manipulando banco de dados<text:bookmark-end text:name="__RefHeading___Toc472_1927712022"/></text:h>
      <text:p text:style-name="P102">Neste capítulo falaremos sobre nossas Models, de como são compostas e como trabalhar com elas no nível dos controllers.</text:p>
      <text:h text:style-name="P126" text:outline-level="2"><text:bookmark-start text:name="__RefHeading___Toc474_1927712022"/>Do que são compostas nossas Models?<text:bookmark-end text:name="__RefHeading___Toc474_1927712022"/></text:h>
      <text:p text:style-name="P102">As models devem ser construídas com informações <text:span text:style-name="T66">que </text:span>ajudem o Query Builder a se orientar durante a manipulação do banco de dados.</text:p>
      <text:p text:style-name="P102"><text:span text:style-name="T28">É na model</text:span> indicaremos a tabela do banco que será manipulada, os campos que são compostos pela tabela e, por último, no nome da chave primária da tabela que será manipulada.</text:p>
      <text:p text:style-name="P77">Mas minha model só pode conter isso? Não posso criar métodos nela?</text:p>
      <text:p text:style-name="P91">Claro que pode. Contudo, procure criar métodos que digam respeito ao que a Model deve fazer. Assim mantemos o <text:span text:style-name="T67">princípio</text:span> da responsabilidade única e facilitamos a manutenção no futuro.</text:p>
      <text:h text:style-name="P127" text:outline-level="2"><text:bookmark-start text:name="__RefHeading___Toc476_1927712022"/>Criando nossa primeira Model<text:bookmark-end text:name="__RefHeading___Toc476_1927712022"/></text:h>
      <text:p text:style-name="P104">Vamos criar nossa primeira model. Ela será responsável pela tabela <text:span text:style-name="T29">usuarios</text:span><text:span text:style-name="T20">. Sua chave primária se chamará </text:span><text:span text:style-name="T29">id </text:span><text:span text:style-name="T20">e seus campo</text:span><text:span text:style-name="T21">s</text:span><text:span text:style-name="T20"> serão </text:span><text:span text:style-name="T29">nome, email, e telefone</text:span><text:span text:style-name="T20">.</text:span></text:p>
      <text:p text:style-name="P104"><text:span text:style-name="T20">No diretório App/Model, crie o arquivo chamado </text:span><text:span text:style-name="T22">UsuarioModel.php. </text:span><text:span text:style-name="T20">Lembre-se que o nome da classe deve ser definido de acordo com o nome do arquivo.</text:span></text:p>
      <text:p text:style-name="P63">&lt;?php</text:p>
      <text:p text:style-name="P6"><text:span text:style-name="T42">namespace</text:span> <text:span text:style-name="T54">App\Model</text:span>;</text:p>
      <text:p text:style-name="P11"/>
      <text:p text:style-name="P6"><text:span text:style-name="T42">use</text:span> Db\<text:span text:style-name="T54">Db</text:span> ;</text:p>
      <text:p text:style-name="P6"><text:span text:style-name="T42">class</text:span> <text:span text:style-name="T54">UsuarioModel</text:span> <text:span text:style-name="T42">extends</text:span> <text:span text:style-name="T54">Db</text:span></text:p>
      <text:p text:style-name="P6">{</text:p>
      <text:p text:style-name="P6"><text:span text:style-name="T42">protected</text:span> <text:span text:style-name="T47">$table</text:span> = ‘usuarios’;</text:p>
      <text:p text:style-name="P6"><text:span text:style-name="T42">protected</text:span> <text:span text:style-name="T47">$primaryKey</text:span> = ‘id’;</text:p>
      <text:p text:style-name="P6"><text:span text:style-name="T42">public</text:span> <text:span text:style-name="T47">$fields</text:span> = <text:span text:style-name="T35">array</text:span>(‘nome’ =&gt; ‘’, ‘email’ =&gt; ‘’, ‘telefone’ =&gt; ‘’);</text:p>
      <text:p text:style-name="P6">}</text:p>
      <text:p text:style-name="P38"/>
      <text:p text:style-name="P91">Nossa Model está criada e pronta para manipular a tabela <text:span text:style-name="T29">usuarios</text:span>.</text:p>
      <text:p text:style-name="P91">Para trabalhar com essa model, temos que instanciá-la em algum lugar. Faremos isso no nosso Controller criado anteriormente. Contudo, vale lembrar que uma model pode ser instanciada onde for necessário.</text:p>
      <text:h text:style-name="P128" text:outline-level="2"/>
      <text:h text:style-name="P132" text:outline-level="2"><text:bookmark-start text:name="__RefHeading___Toc478_1927712022"/>Instanciando a UsuarioModel<text:bookmark-end text:name="__RefHeading___Toc478_1927712022"/></text:h>
      <text:p text:style-name="P105">Vamos abrir o arquivo <text:span text:style-name="T11">MeuPrimeiroController.php, </text:span><text:span text:style-name="T12">presente em App/Controller. Vamos criar um método chamado gravaUsuario. Inicialmente, definiremos manualmente os valores que serão inseridos. Mas veremos como enviar esses valores via POST.</text:span></text:p>
      <text:p text:style-name="P93"><text:span text:style-name="T9">Crie uma tabela </text:span><text:span text:style-name="T13">usuarios no seu banco de dados:</text:span></text:p>
      <text:p text:style-name="P35">CREATE TABLE `usuarios` (</text:p>
      <text:p text:style-name="P35"><text:s text:c="2"/>`id` int(11) NOT NULL AUTO_INCREMENT,</text:p>
      <text:p text:style-name="P35"><text:s text:c="2"/>`nome` varchar(90) NOT NULL,</text:p>
      <text:p text:style-name="P35"><text:s text:c="2"/>`email` varchar(70) DEFAULT NULL,</text:p>
      <text:p text:style-name="P35"><text:s text:c="2"/>`telefone` char(15) DEFAULT NULL,</text:p>
      <text:p text:style-name="P35"><text:s text:c="2"/>PRIMARY KEY (`id`)</text:p>
      <text:p text:style-name="P35">) ;</text:p>
      <text:h text:style-name="P135" text:outline-level="3"><text:bookmark-start text:name="__RefHeading___Toc3117_1385404196"/>Selecionando registros<text:bookmark-end text:name="__RefHeading___Toc3117_1385404196"/></text:h>
      <text:p text:style-name="P95">Abaixo vemos um exemplo de inclusão de um novo registro na tabela <text:span text:style-name="T2">usuarios</text:span><text:span text:style-name="T9">.</text:span></text:p>
      <text:p text:style-name="P64">&lt;?php</text:p>
      <text:p text:style-name="P11"/>
      <text:p text:style-name="P6"><text:span text:style-name="T42">namespace</text:span> <text:span text:style-name="T54">App\Controller</text:span>;</text:p>
      <text:p text:style-name="P11"/>
      <text:p text:style-name="P6"><text:span text:style-name="T42">use</text:span> App\Model\<text:span text:style-name="T54">UsuarioModel</text:span></text:p>
      <text:p text:style-name="P11"/>
      <text:p text:style-name="P6"><text:span text:style-name="T54">class</text:span> <text:span text:style-name="T54">MeuPrimeiroController</text:span> {</text:p>
      <text:p text:style-name="P9">    </text:p>
      <text:p text:style-name="P9">    <text:span text:style-name="T55">public</text:span><text:span text:style-name="T56"> </text:span><text:span text:style-name="T55">function</text:span><text:span text:style-name="T56"> </text:span><text:span text:style-name="T55">digaOla</text:span><text:span text:style-name="T56">() {</text:span></text:p>
      <text:p text:style-name="P9">        <text:span text:style-name="T55">echo</text:span><text:span text:style-name="T56"> “</text:span><text:span text:style-name="T55">Ol</text:span><text:span text:style-name="T56">á”;</text:span></text:p>
      <text:p text:style-name="P9">    <text:span text:style-name="T56">}</text:span></text:p>
      <text:p text:style-name="P9">    <text:span text:style-name="T45">public</text:span><text:span text:style-name="T56"> </text:span><text:span text:style-name="T45">function</text:span><text:span text:style-name="T56"> </text:span><text:span text:style-name="T36">gravaUsuario</text:span><text:span text:style-name="T56">() {</text:span></text:p>
      <text:p text:style-name="P9">        <text:span text:style-name="T48">$usuarioModel</text:span><text:span text:style-name="T56"> = </text:span><text:span text:style-name="T45">new</text:span><text:span text:style-name="T56"> </text:span><text:span text:style-name="T55">UsuarioModel</text:span><text:span text:style-name="T56">();</text:span></text:p>
      <text:p text:style-name="P9">        <text:span text:style-name="T48">$usuarioModel→fields</text:span><text:span text:style-name="T56">[‘nome’] = ‘Marco Polo’;</text:span></text:p>
      <text:p text:style-name="P9">        <text:span text:style-name="T48">$usuarioModel→fields</text:span><text:span text:style-name="T56">[‘email’] = ‘marcopolo@gmail.com’;</text:span></text:p>
      <text:p text:style-name="P9">        <text:span text:style-name="T48">$usuarioModel→fields</text:span><text:span text:style-name="T56">[‘telefone’] = ‘44111111’;</text:span></text:p>
      <text:p text:style-name="P9">        <text:span text:style-name="T48">$usuarioModel</text:span><text:span text:style-name="T56">-&gt;</text:span><text:span text:style-name="T36">save</text:span><text:span text:style-name="T56">();</text:span></text:p>
      <text:p text:style-name="P9">    <text:span text:style-name="T56">}</text:span></text:p>
      <text:p text:style-name="P6">}</text:p>
      <text:p text:style-name="P37"/>
      <text:p text:style-name="P32">Agora, vamos definir uma rota para esse método. Para isso, edite o arquivo routes.php e App/Bootstrap.</text:p>
      <text:p text:style-name="P32"/>
      <text:p text:style-name="P19">Routing::add('<text:span text:style-name="T31">gravarUsuario</text:span>/',’<text:span text:style-name="T4">MeuPrimeiroController@</text:span><text:span text:style-name="T31">gravaUsuario’</text:span>, array('method' =&gt; 'GET',));</text:p>
      <text:p text:style-name="P19"/>
      <text:p text:style-name="P26">Agora, verifique no banco de dados o registro inserido.</text:p>
      <text:p text:style-name="P26">Inserir um novo registro é mesmo uma tarefa muito simples.</text:p>
      <text:p text:style-name="P26"/>
      <text:p text:style-name="P26">Agora, vamos criar o método listaUsuarios no controller para selecionar todos os usuários da tabela <text:span text:style-name="T29">usuarios</text:span>.</text:p>
      <text:p text:style-name="P25"/>
      <text:p text:style-name="P40"/>
      <text:p text:style-name="P67"><text:span text:style-name="T42">public</text:span> <text:span text:style-name="T42">function</text:span> <text:span text:style-name="T35">listaUsuarios</text:span>() {</text:p>
      <text:p text:style-name="P10">     <text:span text:style-name="T48">$usuarioModel</text:span><text:span text:style-name="T56"> = </text:span><text:span text:style-name="T45">new</text:span><text:span text:style-name="T56"> </text:span><text:span text:style-name="T55">UsuarioModel</text:span><text:span text:style-name="T56">();</text:span></text:p>
      <text:p text:style-name="P10">     <text:span text:style-name="T48">$collection</text:span><text:span text:style-name="T56"> = $</text:span><text:span text:style-name="T48">usuarioModel→select</text:span><text:span text:style-name="T56">()-&gt;</text:span><text:span text:style-name="T36">get</text:span><text:span text:style-name="T56">();</text:span></text:p>
      <text:p text:style-name="P10">     <text:span text:style-name="T36">echo</text:span><text:span text:style-name="T56"> “&lt;pre&gt;”;</text:span></text:p>
      <text:p text:style-name="P10">     <text:span text:style-name="T36">print_r</text:span><text:span text:style-name="T56">(</text:span><text:span text:style-name="T48">$collection</text:span><text:span text:style-name="T56">);</text:span></text:p>
      <text:p text:style-name="P5">}</text:p>
      <text:p text:style-name="P40"/>
      <text:p text:style-name="P24">Vamos criar a rota para acessar esse método.</text:p>
      <text:p text:style-name="P18">Routing::add('<text:span text:style-name="T34">listarUsuarios</text:span>/',’<text:span text:style-name="T4">MeuPrimeiroController@</text:span><text:span text:style-name="T33">listaUsuarios</text:span><text:span text:style-name="T31">’</text:span>, array('method' =&gt; 'GET',));</text:p>
      <text:p text:style-name="P18"/>
      <text:p text:style-name="P110">Suponhamos que você queira listar todos os usuários, mas não queira trazer o campo <text:span text:style-name="T2">telefone</text:span>. Para isso, passe um array para o método <text:span text:style-name="T2">select </text:span>com os campos desejados:</text:p>
      <text:p text:style-name="P44"><text:span text:style-name="T42">public</text:span> <text:span text:style-name="T42">function</text:span> <text:span text:style-name="T35">listaUsuarios</text:span>() {</text:p>
      <text:p text:style-name="P10">     <text:span text:style-name="T48">$usuarioModel</text:span><text:span text:style-name="T56"> = </text:span><text:span text:style-name="T45">new</text:span><text:span text:style-name="T56"> </text:span><text:span text:style-name="T55">UsuarioModel</text:span><text:span text:style-name="T56">();</text:span></text:p>
      <text:p text:style-name="P10">     <text:span text:style-name="T48">$collection</text:span><text:span text:style-name="T56"> = $</text:span><text:span text:style-name="T48">usuarioModel→select</text:span><text:span text:style-name="T56">([‘nome’,’email’])-&gt;</text:span><text:span text:style-name="T36">get</text:span><text:span text:style-name="T56">();</text:span></text:p>
      <text:p text:style-name="P10">     <text:span text:style-name="T36">echo</text:span><text:span text:style-name="T56"> “&lt;pre&gt;”;</text:span></text:p>
      <text:p text:style-name="P10">     <text:span text:style-name="T36">print_r</text:span><text:span text:style-name="T56">(</text:span><text:span text:style-name="T48">$collection</text:span><text:span text:style-name="T56">);</text:span></text:p>
      <text:p text:style-name="P5">}</text:p>
      <text:p text:style-name="P54"/>
      <text:p text:style-name="P110">Suponhamos agora que você deseja obter apenas a quantidade de registro presente no select executado. Utilize o atributo do objeto usuarioModel chamado <text:span text:style-name="T2">rows</text:span>.</text:p>
      <text:p text:style-name="P44"><text:span text:style-name="T42">public</text:span> <text:span text:style-name="T42">function</text:span> <text:span text:style-name="T35">listaUsuarios</text:span>() {</text:p>
      <text:p text:style-name="P10">     <text:span text:style-name="T48">$usuarioModel</text:span><text:span text:style-name="T56"> = </text:span><text:span text:style-name="T45">new</text:span><text:span text:style-name="T56"> </text:span><text:span text:style-name="T55">UsuarioModel</text:span><text:span text:style-name="T56">();</text:span></text:p>
      <text:p text:style-name="P10">     <text:span text:style-name="T48">$collection</text:span><text:span text:style-name="T56"> = $</text:span><text:span text:style-name="T48">usuarioModel→select</text:span><text:span text:style-name="T56">([‘nome’,’email’])-&gt;</text:span><text:span text:style-name="T36">get</text:span><text:span text:style-name="T56">();</text:span></text:p>
      <text:p text:style-name="P10">     <text:span text:style-name="T36">echo</text:span><text:span text:style-name="T56"> “&lt;pre&gt;”;</text:span></text:p>
      <text:p text:style-name="P10">     <text:span text:style-name="T36">print_r</text:span><text:span text:style-name="T56">(</text:span><text:span text:style-name="T48">$collection</text:span><text:span text:style-name="T56">-&gt;</text:span><text:span text:style-name="T48">rows</text:span><text:span text:style-name="T56">);</text:span></text:p>
      <text:p text:style-name="P5">}</text:p>
      <text:p text:style-name="P41"/>
      <text:p text:style-name="P55">Podemos também realizar um select com join. Os tipos de join conhecidos são aceitos:</text:p>
      <text:list xml:id="list6628209305913101922" text:style-name="L2">
        <text:list-item>
          <text:p text:style-name="P114">INNER JOIN</text:p>
        </text:list-item>
        <text:list-item>
          <text:p text:style-name="P114">LEFT JOIN</text:p>
        </text:list-item>
        <text:list-item>
          <text:p text:style-name="P114">RIGHT JOIN</text:p>
        </text:list-item>
        <text:list-item>
          <text:p text:style-name="P114">JOIN</text:p>
        </text:list-item>
        <text:list-item>
          <text:p text:style-name="P114">FULL OUTER JOIN</text:p>
        </text:list-item>
      </text:list>
      <text:p text:style-name="P55"/>
      <text:h text:style-name="P135" text:outline-level="3"><text:bookmark-start text:name="__RefHeading___Toc3119_1385404196"/>Atualizando registros<text:bookmark-end text:name="__RefHeading___Toc3119_1385404196"/></text:h>
      <text:p text:style-name="P112">Vamos ver agora um exemplo de atualização <text:span text:style-name="T67">de </text:span>múltiplos registros na tabela <text:span text:style-name="T2">usuarios</text:span>.</text:p>
      <text:p text:style-name="P112"><text:span text:style-name="T57">Primeiramente, </text:span>criar<text:span text:style-name="T57">emos</text:span> um método n<text:span text:style-name="T57">o</text:span> controller <text:span text:style-name="T2">MeuPrimeiroController</text:span> chamado atualizaVariosRegistros. Veremos que, nesse método, chamaremos o método <text:span text:style-name="T29">select</text:span><text:span text:style-name="T30"> </text:span>e <text:span text:style-name="T57">usaremos</text:span> em conjunto o método update. Vamos também criar nossa rota para esse método, para que possamos testar.</text:p>
      <text:p text:style-name="P15">Routing::add('<text:span text:style-name="T31">gravarUsuario</text:span>/',’<text:span text:style-name="T4">MeuPrimeiroController@</text:span><text:span text:style-name="T5">atualizaVariosRegistros</text:span><text:span text:style-name="T31">’</text:span>, array('method' =&gt; 'GET',));</text:p>
      <text:p text:style-name="P15"/>
      <text:p text:style-name="P49"><text:span text:style-name="T43">public</text:span><text:span text:style-name="T23"> </text:span><text:span text:style-name="T43">function</text:span><text:span text:style-name="T23"> </text:span><text:span text:style-name="T37">atualizaVariosRegistros</text:span><text:span text:style-name="T23">() {</text:span></text:p>
      <text:p text:style-name="P49"><text:span text:style-name="T47"><text:tab/>$usuarioModel</text:span> = <text:span text:style-name="T42">new</text:span> <text:span text:style-name="T54">UsuarioModel</text:span>();</text:p>
      <text:p text:style-name="P48"><text:span text:style-name="T47"><text:tab/>$usuarioModel</text:span>-&gt;<text:span text:style-name="T35">select</text:span>()-&gt;<text:span text:style-name="T35">where</text:span>(<text:span text:style-name="T40">'nome'</text:span>,<text:span text:style-name="T40">'='</text:span>,<text:span text:style-name="T40">'Marco Polo'</text:span>)-<text:tab/>&gt;<text:span text:style-name="T35">update</text:span>(<text:span text:style-name="T40">'nome'</text:span>,<text:span text:style-name="T40">'Marcos Paulo'</text:span>);</text:p>
      <text:p text:style-name="P48">}</text:p>
      <text:p text:style-name="P112">Podemos perceber que estamos selecionando todos os registros cujo o campo nome é igual a <text:span text:style-name="T2">Marco Polo </text:span>e, em seguida, já atualizamos esses registros para <text:span text:style-name="T2">‘Marcos Paulo’</text:span>.</text:p>
      <text:p text:style-name="P28"><text:soft-page-break/>Sabemos que, por ser nosso primeiro registro, o usuário de nome <text:span text:style-name="T8">Marcos Paulo</text:span> tem seu id igual a 1.</text:p>
      <text:p text:style-name="P27">Vamos usar o método findById para selecionar esse registro.</text:p>
      <text:p text:style-name="P27"/>
      <text:p text:style-name="P43"><text:span text:style-name="T42">public</text:span> <text:span text:style-name="T42">function</text:span> <text:span text:style-name="T35">selecionaUsuario</text:span>(<text:span text:style-name="T47">$id</text:span>) {</text:p>
      <text:p text:style-name="P10">     <text:span text:style-name="T48">$usuarioModel</text:span><text:span text:style-name="T56"> = </text:span><text:span text:style-name="T45">new</text:span><text:span text:style-name="T56"> </text:span><text:span text:style-name="T55">UsuarioModel</text:span><text:span text:style-name="T56">();</text:span></text:p>
      <text:p text:style-name="P10">     <text:span text:style-name="T48">$collection</text:span><text:span text:style-name="T56"> = $</text:span><text:span text:style-name="T48">usuarioModel→findById</text:span><text:span text:style-name="T56">(</text:span><text:span text:style-name="T58">$id</text:span><text:span text:style-name="T56">);</text:span></text:p>
      <text:p text:style-name="P10">     <text:span text:style-name="T36">echo</text:span><text:span text:style-name="T56"> “&lt;pre&gt;”;</text:span></text:p>
      <text:p text:style-name="P10">     <text:span text:style-name="T36">print_r</text:span><text:span text:style-name="T56">(</text:span><text:span text:style-name="T48">$collection</text:span><text:span text:style-name="T56">);</text:span></text:p>
      <text:p text:style-name="P5">}</text:p>
      <text:p text:style-name="P42"/>
      <text:p text:style-name="P109">A partir do método findById, podemos fazer manipulações no registro. Vamos mudar o e-mail do Marco<text:span text:style-name="T67">s</text:span> <text:span text:style-name="T67">Paulo</text:span>.</text:p>
      <text:p text:style-name="P43"><text:span text:style-name="T42">public</text:span> <text:span text:style-name="T42">function</text:span> <text:span text:style-name="T35">atualizaUsuario</text:span>(<text:span text:style-name="T47">$id</text:span>) {</text:p>
      <text:p text:style-name="P10">     <text:span text:style-name="T48">$usuarioModel</text:span><text:span text:style-name="T56"> = </text:span><text:span text:style-name="T45">new</text:span><text:span text:style-name="T56"> </text:span><text:span text:style-name="T55">UsuarioModel</text:span><text:span text:style-name="T56">();</text:span></text:p>
      <text:p text:style-name="P10">     <text:span text:style-name="T48">$collection</text:span><text:span text:style-name="T56"> = $</text:span><text:span text:style-name="T48">usuarioModel→findById</text:span><text:span text:style-name="T56">(</text:span><text:span text:style-name="T48">$id</text:span><text:span text:style-name="T56">);</text:span></text:p>
      <text:p text:style-name="P10">     <text:span text:style-name="T48">$usuarioModel</text:span><text:span text:style-name="T56">-&gt;</text:span><text:span text:style-name="T48">fields</text:span><text:span text:style-name="T56">[‘email’] = ‘marcopolo@hotmail.com’;</text:span></text:p>
      <text:p text:style-name="P10">     <text:span text:style-name="T56">$</text:span><text:span text:style-name="T48">usuarioModel→save</text:span><text:span text:style-name="T56">();</text:span></text:p>
      <text:p text:style-name="P10">     <text:span text:style-name="T36">echo</text:span><text:span text:style-name="T56"> “&lt;pre&gt;”;</text:span></text:p>
      <text:p text:style-name="P10">     <text:span text:style-name="T36">print_r</text:span><text:span text:style-name="T56">(</text:span><text:span text:style-name="T48">$collection</text:span><text:span text:style-name="T56">);</text:span></text:p>
      <text:p text:style-name="P5">}</text:p>
      <text:p text:style-name="P42"/>
      <text:h text:style-name="P135" text:outline-level="3"><text:bookmark-start text:name="__RefHeading___Toc3121_1385404196"/>Excluindo registros<text:bookmark-end text:name="__RefHeading___Toc3121_1385404196"/></text:h>
      <text:p text:style-name="P96">Para excluir registros, usamos o método delete.</text:p>
      <text:p text:style-name="P96">Veremos, a seguir, a utilização do método a partir do método findById.</text:p>
      <text:p text:style-name="P96">Vamos criar um método<text:span text:style-name="T67"> </text:span><text:span text:style-name="T60">n</text:span><text:span text:style-name="T59">o</text:span><text:span text:style-name="T60"> controller </text:span><text:span text:style-name="T61">MeuPrimeiroController </text:span><text:span text:style-name="T59">chamado excluirUsuario.</text:span></text:p>
      <text:p text:style-name="P4"><text:span text:style-name="T46">public</text:span><text:span text:style-name="T62"> </text:span><text:span text:style-name="T46">function</text:span><text:span text:style-name="T62"> </text:span><text:span text:style-name="T39">excluirUsuario</text:span><text:span text:style-name="T62">(</text:span><text:span text:style-name="T50">$id</text:span><text:span text:style-name="T62">) {</text:span></text:p>
      <text:p text:style-name="P10">     <text:span text:style-name="T48">$usuarioModel</text:span><text:span text:style-name="T56"> = </text:span><text:span text:style-name="T45">new</text:span><text:span text:style-name="T56"> </text:span><text:span text:style-name="T55">UsuarioModel</text:span><text:span text:style-name="T56">();</text:span></text:p>
      <text:p text:style-name="P10">     <text:span text:style-name="T48">$collection</text:span><text:span text:style-name="T56"> = $</text:span><text:span text:style-name="T48">usuarioModel→findById</text:span><text:span text:style-name="T56">(</text:span><text:span text:style-name="T48">$id</text:span><text:span text:style-name="T56">);</text:span></text:p>
      <text:p text:style-name="P10">     <text:span text:style-name="T48">$usuarioModel</text:span><text:span text:style-name="T56">-&gt;</text:span><text:span text:style-name="T36">delete</text:span><text:span text:style-name="T56">();</text:span></text:p>
      <text:p text:style-name="P10">    <text:span text:style-name="T56">}</text:span></text:p>
      <text:p text:style-name="P106"/>
      <text:p text:style-name="P107">Para testar, criaremos a rota abaixo:</text:p>
      <text:p text:style-name="P20">Routing::add('<text:span text:style-name="T31">gravarUsuario</text:span>/<text:span text:style-name="T57">{id}</text:span>',’<text:span text:style-name="T4">MeuPrimeiroController@</text:span><text:span text:style-name="T6">excluirUsuario</text:span><text:span text:style-name="T31">’</text:span>, array('method' =&gt; 'GET',));</text:p>
      <text:p text:style-name="P20"/>
      <text:p text:style-name="P30">Vamos, agora, excluir múltiplos registros. Para isso usaremos o método delete em conjunto com o método select.</text:p>
      <text:p text:style-name="P29"/>
      <text:p text:style-name="P45"><text:span text:style-name="T42">public</text:span> <text:span text:style-name="T42">function</text:span> <text:span text:style-name="T35">excluirUsuario</text:span>() {</text:p>
      <text:p text:style-name="P8">     <text:span text:style-name="T48">$usuarioModel</text:span><text:span text:style-name="T56"> = </text:span><text:span text:style-name="T45">new</text:span><text:span text:style-name="T56"> </text:span><text:span text:style-name="T55">UsuarioModel</text:span><text:span text:style-name="T56">();</text:span></text:p>
      <text:p text:style-name="P8">     <text:span text:style-name="T56">$</text:span><text:span text:style-name="T48">usuarioModel→select</text:span><text:span text:style-name="T56">()-&gt;</text:span><text:span text:style-name="T36">where</text:span><text:span text:style-name="T56">(</text:span><text:span text:style-name="T41">'email'</text:span><text:span text:style-name="T56">, </text:span><text:span text:style-name="T41">'='</text:span><text:span text:style-name="T56">, </text:span><text:span text:style-name="T41">'marcopolo@hotmail.com'</text:span><text:span text:style-name="T56">)-&gt;</text:span><text:span text:style-name="T36">delete</text:span><text:span text:style-name="T56">();</text:span></text:p>
      <text:p text:style-name="P8">    <text:span text:style-name="T56">}</text:span></text:p>
      <text:p text:style-name="P29"/>
      <text:h text:style-name="P125" text:outline-level="2"><text:bookmark-start text:name="__RefHeading___Toc3139_1385404196"/>O que vimos até aqui?<text:bookmark-end text:name="__RefHeading___Toc3139_1385404196"/></text:h>
      <text:p text:style-name="P97">Aprendemos a manipular o banco de dados através do Query Builder.</text:p>
      <text:p text:style-name="P31"/>
      <text:h text:style-name="P122" text:outline-level="1"><text:bookmark-start text:name="__RefHeading___Toc3141_1385404196"/>Coletando os parâmetros get/post<text:bookmark-end text:name="__RefHeading___Toc3141_1385404196"/></text:h>
      <text:p text:style-name="P98">Coletar parâmetros nas funções presentes nos Controllers é extremamente fácil.</text:p>
      <text:p text:style-name="P98">Temos duas maneiras de fazer isso e veremos agora.</text:p>
      <text:h text:style-name="P129" text:outline-level="2"><text:bookmark-start text:name="__RefHeading___Toc3143_1385404196"/>Coletando parâmetros via URI<text:bookmark-end text:name="__RefHeading___Toc3143_1385404196"/></text:h>
      <text:p text:style-name="P98">Para coletar parâmetros via URI, temos que especificar nas nossas rotas os parâmetros que serão passados.</text:p>
      <text:p text:style-name="P98">Fazemos isso declarando chaves/valores na uri da seguinte forma: /endereco/{parametro}, onde <text:span text:style-name="T29">{parametro}</text:span><text:span text:style-name="T20"> seria o valor a ser coletado no método do controller. No método do controller, por sua vez, devemos declarar o parâmetro.</text:span></text:p>
      <text:p text:style-name="P92">Vamos criar uma rota para o método coletaParametro.</text:p>
      <text:p text:style-name="P21">Routing::add('<text:span text:style-name="T63">coletar</text:span>/<text:span text:style-name="T57">{id}</text:span>',’<text:span text:style-name="T4">MeuPrimeiroController@</text:span><text:span text:style-name="T7">coletaParametro</text:span><text:span text:style-name="T63">’</text:span>, array('method' =&gt; 'GET',));</text:p>
      <text:p text:style-name="P16"/>
      <text:p text:style-name="P51"><text:span text:style-name="T44">public</text:span><text:span text:style-name="T24"> </text:span><text:span text:style-name="T44">function</text:span><text:span text:style-name="T24"> </text:span><text:span text:style-name="T38">coletaParametro</text:span><text:span text:style-name="T24">(</text:span><text:span text:style-name="T51">$id</text:span><text:span text:style-name="T24">) </text:span>{</text:p>
      <text:p text:style-name="P6"><text:span text:style-name="T35"><text:s text:c="4"/>echo</text:span> <text:span text:style-name="T47">$id</text:span>;</text:p>
      <text:p text:style-name="P6">}</text:p>
      <text:p text:style-name="P16"/>
      <text:p text:style-name="P111">Podemos passar vários parâmetros na URI. Temos apenas que atentar a declarar esses parâmetros no método especificado na rota.</text:p>
      <text:p text:style-name="P22">Routing::add('<text:span text:style-name="T63">coletar</text:span>/<text:span text:style-name="T57">{id}/testeVarios/{nome}</text:span>',’<text:span text:style-name="T4">MeuPrimeiroController@</text:span><text:span text:style-name="T7">coletaParametro</text:span><text:span text:style-name="T63">’</text:span>, array('method' =&gt; 'GET',));</text:p>
      <text:p text:style-name="P17"/>
      <text:p text:style-name="P52"><text:span text:style-name="T44">public</text:span><text:span text:style-name="T24"> </text:span><text:span text:style-name="T44">function</text:span><text:span text:style-name="T24"> </text:span><text:span text:style-name="T38">coletaParametro</text:span><text:span text:style-name="T24">(</text:span><text:span text:style-name="T51">$id, </text:span><text:span text:style-name="T52">$nome</text:span><text:span text:style-name="T24">) </text:span>{</text:p>
      <text:p text:style-name="P7"><text:span text:style-name="T35"><text:s text:c="4"/>echo</text:span> <text:span text:style-name="T47">$id.”</text:span><text:span text:style-name="T53">&lt;br&gt;”</text:span>;</text:p>
      <text:p text:style-name="P7"><text:span text:style-name="T35"><text:s text:c="4"/>echo</text:span> <text:span text:style-name="T47">$</text:span><text:span text:style-name="T53">nome</text:span><text:span text:style-name="T47">.”</text:span><text:span text:style-name="T53">&lt;br&gt;”</text:span>;</text:p>
      <text:p text:style-name="P46">}</text:p>
      <text:p text:style-name="P46"/>
      <text:h text:style-name="P130" text:outline-level="2"><text:bookmark-start text:name="__RefHeading___Toc3146_1385404196"/>Coletando parâmetros via HTTP Request<text:bookmark-end text:name="__RefHeading___Toc3146_1385404196"/></text:h>
      <text:p text:style-name="P46"/>
      <text:p text:style-name="P59"><text:span text:style-name="T25">Também podemos coletar parâmetros via HTTP Request. Todo Controller disponibiliza um </text:span><text:span text:style-name="T26">atributo</text:span><text:span text:style-name="T25"> chamado </text:span><text:span text:style-name="T49">parametersRequest.</text:span></text:p>
      <text:p text:style-name="P66"/>
      <text:p text:style-name="P60">Ao submeter um parâmetro de formulário via GET, POST, PUT, etc, basta chamar o <text:span text:style-name="T67">atributo</text:span> parametersRequest[‘chave’].</text:p>
      <text:p text:style-name="P60"/>
      <text:p text:style-name="P61">Vamos criar a rota com método HTTP POST, no formulário, submeteremos um input chamado <text:span text:style-name="T29">teste</text:span><text:span text:style-name="T19">.</text:span></text:p>
      <text:p text:style-name="P60"/>
      <text:p text:style-name="P39">Routing::add('<text:span text:style-name="T63">coletar</text:span>',’<text:span text:style-name="T4">MeuPrimeiroController@</text:span><text:span text:style-name="T7">coletaParametro</text:span><text:span text:style-name="T63">’</text:span>, array('method' =&gt; '<text:span text:style-name="T64">POST</text:span>',));</text:p>
      <text:p text:style-name="P56"/>
      <text:p text:style-name="P58">No método coletaParametro, faremos da seguinte forma:</text:p>
      <text:p text:style-name="P57"/>
      <text:p text:style-name="P47"><text:span text:style-name="T42">public</text:span> <text:span text:style-name="T42">function</text:span> <text:span text:style-name="T35">coletaParametro</text:span>() {</text:p>
      <text:p text:style-name="P6"><text:span text:style-name="T35"><text:s text:c="5"/>echo</text:span> <text:span text:style-name="T42">$this</text:span>-&gt;<text:span text:style-name="T47">parametersRequest</text:span>[<text:span text:style-name="T40">'teste'</text:span>];</text:p>
      <text:p text:style-name="P6">}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8:10:52.642885396</meta:creation-date>
    <meta:editing-duration>PT3H52M19S</meta:editing-duration>
    <meta:editing-cycles>18</meta:editing-cycles>
    <meta:generator>LibreOffice/5.1.6.2$Linux_X86_64 LibreOffice_project/10m0$Build-2</meta:generator>
    <dc:date>2018-05-24T17:16:22.038423530</dc:date>
    <meta:document-statistic meta:table-count="0" meta:image-count="0" meta:object-count="0" meta:page-count="15" meta:paragraph-count="302" meta:word-count="2134" meta:character-count="15551" meta:non-whitespace-character-count="13378"/>
  </office:meta>
</office:document-meta>
</file>